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Consolas" svg:font-family="Consola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84pt"/>
    </style:style>
    <style:style style:name="co3" style:family="table-column">
      <style:table-column-properties fo:break-before="auto" style:column-width="27.64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1.54pt"/>
    </style:style>
    <style:style style:name="co8" style:family="table-column">
      <style:table-column-properties fo:break-before="auto" style:column-width="133.54pt"/>
    </style:style>
    <style:style style:name="co9" style:family="table-column">
      <style:table-column-properties fo:break-before="auto" style:column-width="135.41pt"/>
    </style:style>
    <style:style style:name="co10" style:family="table-column">
      <style:table-column-properties fo:break-before="auto" style:column-width="77.84pt"/>
    </style:style>
    <style:style style:name="co11" style:family="table-column">
      <style:table-column-properties fo:break-before="auto" style:column-width="10.26pt"/>
    </style:style>
    <style:style style:name="co12" style:family="table-column">
      <style:table-column-properties fo:break-before="auto" style:column-width="10.49pt"/>
    </style:style>
    <style:style style:name="co13" style:family="table-column">
      <style:table-column-properties fo:break-before="auto" style:column-width="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2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order-bottom="none" fo:background-color="#83caff" fo:border-left="1.5pt solid #000000" fo:border-right="1.5pt solid #000000" fo:border-top="1.5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eeeeee" fo:border-left="1.5pt solid #000000" fo:border-right="none" fo:border-top="none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48" style:family="table-cell" style:parent-style-name="Default">
      <style:table-cell-properties fo:border-bottom="1.5pt solid #000000" fo:background-color="#cfe7f5" style:text-align-source="fix" style:repeat-content="false" fo:border-left="none" fo:border-right="none" fo:border-top="none"/>
      <style:paragraph-properties fo:text-align="end" fo:margin-left="0pt"/>
      <style:text-properties style:font-name="Monospace"/>
    </style:style>
    <style:style style:name="ce12" style:family="table-cell" style:parent-style-name="Default">
      <style:table-cell-properties fo:border-bottom="none" fo:background-color="#00ccff" style:text-align-source="fix" style:repeat-content="false" fo:border-left="none" fo:border-right="none" fo:border-top="1.5pt solid #000000"/>
      <style:paragraph-properties fo:text-align="end" fo:margin-left="0pt"/>
    </style:style>
    <style:style style:name="ce50" style:family="table-cell" style:parent-style-name="Default">
      <style:table-cell-properties fo:background-color="#cfe7f5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order-bottom="1.5pt solid #000000" fo:background-color="#cfe7f5" style:text-align-source="fix" style:repeat-content="false" fo:border-left="none" fo:border-right="none" fo:border-top="none"/>
      <style:paragraph-properties fo:text-align="end" fo:margin-left="0pt"/>
    </style:style>
    <style:style style:name="ce52" style:family="table-cell" style:parent-style-name="Default">
      <style:table-cell-properties fo:background-color="#cfe7f5" style:text-align-source="fix" style:repeat-content="false"/>
      <style:paragraph-properties fo:text-align="end" fo:margin-left="0pt"/>
      <style:text-properties style:font-name="Monospace"/>
    </style:style>
    <style:style style:name="ce53" style:family="table-cell" style:parent-style-name="Clock_20_Point">
      <style:table-cell-properties fo:border-bottom="1.5pt solid #000000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22">
      <style:table-cell-properties fo:background-color="#ffffcc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fo:border-bottom="1.5pt solid #000000" fo:background-color="#ccffcc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fo:border-bottom="none" fo:background-color="#00ccff" fo:border-left="none" fo:border-right="1.5pt solid #000000" fo:border-top="1.5pt solid #000000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660000,16000000)" style:apply-style-name="Error" style:base-cell-address="'Clock Settings'.D10"/>
    </style:style>
    <style:style style:name="ce20" style:family="table-cell" style:parent-style-name="Clock_20_Point">
      <style:table-cell-properties fo:border-bottom="none" fo:border-left="none" fo:border-right="1.5pt solid #000000" fo:border-top="none"/>
      <style:map style:condition="cell-content-is-not-between(64000000,344000000)" style:apply-style-name="Error" style:base-cell-address="'Clock Settings'.D11"/>
    </style:style>
    <style:style style:name="ce21" style:family="table-cell" style:parent-style-name="Clock_20_Point">
      <style:table-cell-properties fo:border-bottom="none" fo:border-left="none" fo:border-right="1.5pt solid #000000" fo:border-top="none"/>
    </style:style>
    <style:style style:name="ce22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064500,120000000)" style:apply-style-name="Error" style:base-cell-address="'Clock Settings'.D13"/>
    </style:style>
    <style:style style:name="ce23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14"/>
    </style:style>
    <style:style style:name="ce24" style:family="table-cell" style:parent-style-name="Clock_20_Poin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15"/>
    </style:style>
    <style:style style:name="ce25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660000,16000000)" style:apply-style-name="Error" style:base-cell-address="'Clock Settings'.D18"/>
    </style:style>
    <style:style style:name="ce26" style:family="table-cell" style:parent-style-name="Clock_20_Point">
      <style:table-cell-properties fo:border-bottom="none" fo:border-left="none" fo:border-right="1.5pt solid #000000" fo:border-top="none"/>
      <style:map style:condition="cell-content-is-not-between(64000000,344000000)" style:apply-style-name="Error" style:base-cell-address="'Clock Settings'.D19"/>
    </style:style>
    <style:style style:name="ce27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064500,120000000)" style:apply-style-name="Error" style:base-cell-address="'Clock Settings'.D21"/>
    </style:style>
    <style:style style:name="ce28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22"/>
    </style:style>
    <style:style style:name="ce29" style:family="table-cell" style:parent-style-name="Clock_20_Poin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23"/>
    </style:style>
    <style:style style:name="ce30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660000,16000000)" style:apply-style-name="Error" style:base-cell-address="'Clock Settings'.D26"/>
    </style:style>
    <style:style style:name="ce31" style:family="table-cell" style:parent-style-name="Clock_20_Point">
      <style:table-cell-properties fo:border-bottom="none" fo:border-left="none" fo:border-right="1.5pt solid #000000" fo:border-top="none"/>
      <style:map style:condition="cell-content-is-not-between(64000000,344000000)" style:apply-style-name="Error" style:base-cell-address="'Clock Settings'.D27"/>
    </style:style>
    <style:style style:name="ce32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064500,120000000)" style:apply-style-name="Error" style:base-cell-address="'Clock Settings'.D29"/>
    </style:style>
    <style:style style:name="ce33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30"/>
    </style:style>
    <style:style style:name="ce34" style:family="table-cell" style:parent-style-name="Clock_20_Poin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31"/>
    </style:style>
    <style:style style:name="ce74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75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76" style:family="table-cell" style:parent-style-name="Clock_20_Point">
      <style:table-cell-properties fo:border-bottom="1.5pt solid #000000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77" style:family="table-cell" style:parent-style-name="Default">
      <style:table-cell-properties fo:border-bottom="none" fo:background-color="#eeeeee" fo:border-left="1.5pt solid #000000" fo:border-right="none" fo:border-top="none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36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H5"/>
    </style:style>
    <style:style style:name="ce37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H6"/>
    </style:style>
    <style:style style:name="ce38" style:family="table-cell" style:parent-style-name="Clock_20_Point">
      <style:table-cell-properties fo:border-bottom="1.5pt solid #000000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H7"/>
    </style:style>
    <style:style style:name="ce82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3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4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5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6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7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8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9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90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91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92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110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48000000,48000000)" style:apply-style-name="Error" style:base-cell-address="'Clock Settings'.H21"/>
    </style:style>
    <style:style style:name="ce111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80000000)" style:apply-style-name="Error" style:base-cell-address="'Clock Settings'.H22"/>
    </style:style>
    <style:style style:name="ce112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113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114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115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116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117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118" style:family="table-cell" style:parent-style-name="Clock_20_Point">
      <style:table-cell-properties fo:border-bottom="1.5pt solid #000000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2"/>
    <style:style style:name="ce121" style:family="table-cell" style:parent-style-name="Default" style:data-style-name="N122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=0" table:allow-empty-cell="true" table:base-cell-address="'Clock Settings'.C2">
          <table:help-message table:title="External slow oscillator frequency" table:display="true">
            <text:p>This is the frequency of the external slow oscillator or crystal, set to zero if not present.</text:p>
          </table:help-message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'Clock Settings'.C4">
          <table:error-message table:message-type="stop" table:display="true"/>
        </table:content-validation>
        <table:content-validation table:name="val3" table:condition="of:cell-content-is-in-list(&quot;Disabled&quot;;&quot;Enabled&quot;)" table:allow-empty-cell="true" table:display-list="unsorted" table:base-cell-address="'Clock Settings'.C7">
          <table:error-message table:message-type="stop" table:display="true"/>
        </table:content-validation>
        <table:content-validation table:name="val4" table:condition="of:cell-content-is-whole-number() and cell-content()=0" table:allow-empty-cell="true" table:base-cell-address="'Clock Settings'.C7">
          <table:help-message table:title="External fast oscillator frequency" table:display="true">
            <text:p>This is the frequency of the external fast oscillator or crystal, set to zero if not present.</text:p>
          </table:help-message>
          <table:error-message table:message-type="stop" table:display="true"/>
        </table:content-validation>
        <table:content-validation table:name="val5" table:condition="of:cell-content-is-in-list(&quot;STM32_MSIRANGE_100K&quot;;&quot;STM32_MSIRANGE_200K&quot;;&quot;STM32_MSIRANGE_400K&quot;;&quot;STM32_MSIRANGE_800K&quot;;&quot;STM32_MSIRANGE_1M&quot;;&quot;STM32_MSIRANGE_2M&quot;;&quot;STM32_MSIRANGE_4M&quot;;&quot;STM32_MSIRANGE_8M&quot;;&quot;STM32_MSIRANGE_16M&quot;;&quot;STM32_MSIRANGE_24M&quot;;&quot;STM32_MSIRANGE_32M&quot;;&quot;STM32_MSIRANGE_48M&quot;)" table:allow-empty-cell="false" table:display-list="unsorted" table:base-cell-address="Internal.C3">
          <table:help-message table:title="MSI setting" table:display="true">
            <text:p>Frequency of the MSI oscillator.</text:p>
          </table:help-message>
          <table:error-message table:message-type="stop" table:display="true"/>
        </table:content-validation>
        <table:content-validation table:name="val6" table:condition="of:cell-content-is-in-list(&quot;STM32_PLLSRC_NOCLOCK&quot;;&quot;STM32_PLLSRC_MSI&quot;;&quot;STM32_PLLSRC_HSI16&quot;;&quot;STM32_PLLSRC_HSE&quot;)" table:allow-empty-cell="false" table:display-list="unsorted" table:base-cell-address="Internal.C5">
          <table:help-message table:title="PLLs clock source" table:display="true">
            <text:p>This is the clock source for all PLLs.</text:p>
          </table:help-message>
          <table:error-message table:message-type="stop" table:display="true"/>
        </table:content-validation>
        <table:content-validation table:name="val7" table:condition="of:cell-content-is-whole-number() and cell-content-is-between(1,8)" table:allow-empty-cell="false" table:base-cell-address="'Clock Settings'.C10">
          <table:help-message table:title="PLL input divider" table:display="true">
            <text:p>The input divide factor.</text:p>
            <text:p/>
            <text:p>Valid values: 1 ... 8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8,127)" table:allow-empty-cell="false" table:base-cell-address="'Clock Settings'.C11">
          <table:help-message table:title="PLL multiplier" table:display="true">
            <text:p>The multiplier factor.</text:p>
            <text:p/>
            <text:p>Valid values: 8 ... 127.</text:p>
          </table:help-message>
          <table:error-message table:message-type="stop" table:display="true"/>
        </table:content-validation>
        <table:content-validation table:name="val9" table:condition="of:cell-content-is-in-list(&quot;7&quot;;&quot;17&quot;)" table:allow-empty-cell="false" table:display-list="unsorted" table:base-cell-address="'Clock Settings'.C12">
          <table:help-message table:title="PLL P output divider" table:display="true">
            <text:p>This is the PLL P divider value.</text:p>
            <text:p/>
            <text:p>Valid values: 7 or 17.</text:p>
          </table:help-message>
          <table:error-message table:message-type="stop" table:display="true"/>
        </table:content-validation>
        <table:content-validation table:name="val10" table:condition="of:cell-content-is-whole-number() and cell-content-is-between(0,31)" table:allow-empty-cell="true" table:base-cell-address="'Clock Settings'.C13">
          <table:help-message table:title="PLL PDIV output divider" table:display="true">
            <text:p>This is the PDIV divider, if set to zero then the P divider is used instead.</text:p>
            <text:p/>
            <text:p>Valid values: 0 or 1 ... 31.</text:p>
          </table:help-message>
          <table:error-message table:message-type="stop" table:display="true"/>
        </table:content-validation>
        <table:content-validation table:name="val11" table:condition="of:cell-content-is-in-list(&quot;2&quot;;&quot;4&quot;;&quot;6&quot;;&quot;8&quot;)" table:allow-empty-cell="false" table:display-list="unsorted" table:base-cell-address="'Clock Settings'.C14">
          <table:help-message table:title="PLL Q output divider" table:display="true">
            <text:p>This is the PLL Q divider value.</text:p>
            <text:p/>
            <text:p>Valid values: 2, 4, 6, 8.</text:p>
          </table:help-message>
          <table:error-message table:message-type="stop" table:display="true"/>
        </table:content-validation>
        <table:content-validation table:name="val12" table:condition="of:cell-content-is-in-list(&quot;2&quot;;&quot;4&quot;;&quot;6&quot;;&quot;8&quot;)" table:allow-empty-cell="false" table:display-list="unsorted" table:base-cell-address="'Clock Settings'.C15">
          <table:help-message table:title="PLL R output divider" table:display="true">
            <text:p>This is the PLL R divider value.</text:p>
            <text:p/>
            <text:p>Valid values: 2, 4, 6, 8.</text:p>
          </table:help-message>
          <table:error-message table:message-type="stop" table:display="true"/>
        </table:content-validation>
        <table:content-validation table:name="val13" table:condition="of:cell-content-is-in-list(&quot;STM32_MCOSEL_NOCLOCK&quot;;&quot;STM32_MCOSEL_SYSCLK&quot;;&quot;STM32_MCOSEL_MSI&quot;;&quot;STM32_MCOSEL_HSI16&quot;;&quot;STM32_MCOSEL_HSE&quot;;&quot;STM32_MCOSEL_PLL&quot;;&quot;STM32_MCOSEL_LSI&quot;;&quot;STM32_MCOSEL_LSE&quot;;&quot;STM32_MCOSEL_HSI48&quot;)" table:allow-empty-cell="false" table:display-list="unsorted" table:base-cell-address="'Clock Settings'.C34">
          <table:help-message table:title="MCO clock source" table:display="true">
            <text:p>This field selects the clock source for the MCO pin.</text:p>
          </table:help-message>
          <table:error-message table:message-type="stop" table:display="true"/>
        </table:content-validation>
        <table:content-validation table:name="val14" table:condition="of:cell-content-is-in-list(&quot;STM32_MCOPRE_DIV1&quot;;&quot;STM32_MCOPRE_DIV2&quot;;&quot;STM32_MCOPRE_DIV4&quot;;&quot;STM32_MCOPRE_DIV8&quot;;&quot;STM32_MCOPRE_DIV16&quot;)" table:allow-empty-cell="false" table:display-list="unsorted" table:base-cell-address="'Clock Settings'.C35">
          <table:help-message table:title="AHB bus divider" table:display="true">
            <text:p>This field selects the division factor for AHB bus.</text:p>
          </table:help-message>
          <table:error-message table:message-type="stop" table:display="true"/>
        </table:content-validation>
        <table:content-validation table:name="val15" table:condition="of:cell-content-is-in-list(&quot;STM32_LSCOSEL_NOCLOCK&quot;;&quot;STM32_LSCOSEL_LSI&quot;;&quot;STM32_LSCOSEL_LSE&quot;)" table:allow-empty-cell="false" table:display-list="unsorted" table:base-cell-address="'Clock Settings'.C36">
          <table:help-message table:title="APB2 bus divider" table:display="true">
            <text:p>This field selects the division factor for APB2 bus.</text:p>
          </table:help-message>
          <table:error-message table:message-type="stop" table:display="true"/>
        </table:content-validation>
        <table:content-validation table:name="val16" table:base-cell-address="'Clock Settings'.D4">
          <table:help-message table:title="MSI frequency" table:display="true">
            <text:p>Frequency of MSI oscillator.</text:p>
          </table:help-message>
          <table:error-message table:message-type="stop" table:display="true"/>
        </table:content-validation>
        <table:content-validation table:name="val17" table:base-cell-address="'Clock Settings'.D7">
          <table:help-message table:title="PLL input frequency" table:display="true">
            <text:p>Input frequency for all PLLs.</text:p>
          </table:help-message>
          <table:error-message table:message-type="stop" table:display="true"/>
        </table:content-validation>
        <table:content-validation table:name="val18" table:base-cell-address="'Clock Settings'.D10">
          <table:help-message table:title="PLL comparator frequency." table:display="true">
            <text:p>This is the frequency after the M divider at comparator input.</text:p>
            <text:p/>
            <text:p>Valid range: 2,660,000 Hz ... 16,000,000 Hz.</text:p>
          </table:help-message>
          <table:error-message table:message-type="stop" table:title="Frequency violation" table:display="true">
            <text:p>Outside acceptable range.</text:p>
          </table:error-message>
        </table:content-validation>
        <table:content-validation table:name="val19" table:base-cell-address="'Clock Settings'.D11">
          <table:help-message table:title="PLL VCO output frequency" table:display="true">
            <text:p>This is the frequency <text:s/>at VCO output.</text:p>
            <text:p/>
            <text:p>Valid range: 64,000,000 Hz ... 344,000,000 Hz.</text:p>
          </table:help-message>
          <table:error-message table:message-type="stop" table:display="true"/>
        </table:content-validation>
        <table:content-validation table:name="val20" table:base-cell-address="'Clock Settings'.D13">
          <table:help-message table:title="PLL P output frequency" table:display="true">
            <text:p>This is the frequency after the P/PDIV divider at VCO output.</text:p>
            <text:p/>
            <text:p>Valid range: 2,064,500 Hz ... 120,000,000 Hz.</text:p>
          </table:help-message>
          <table:error-message table:message-type="stop" table:display="true"/>
        </table:content-validation>
        <table:content-validation table:name="val21" table:base-cell-address="'Clock Settings'.D14">
          <table:help-message table:title="PLL Q output frequency." table:display="true">
            <text:p>This is the frequency after the Q divider at VCO output.</text:p>
            <text:p/>
            <text:p>Valid range: 8,000,000 Hz ... 120,000,000 Hz.</text:p>
          </table:help-message>
          <table:error-message table:message-type="stop" table:title="Frequency violation" table:display="true">
            <text:p>Outside acceptable range.</text:p>
          </table:error-message>
        </table:content-validation>
        <table:content-validation table:name="val22" table:base-cell-address="'Clock Settings'.D15">
          <table:help-message table:title="PLL R output frequency." table:display="true">
            <text:p>This is the frequency after the R divider at VCO output.</text:p>
            <text:p/>
            <text:p>Valid range: 8,000,000 Hz ... 120,000,000 Hz.</text:p>
          </table:help-message>
          <table:error-message table:message-type="stop" table:title="Frequency violation" table:display="true">
            <text:p>Outside acceptable range.</text:p>
          </table:error-message>
        </table:content-validation>
        <table:content-validation table:name="val23" table:base-cell-address="'Clock Settings'.H10">
          <table:help-message table:title="MCO frequency at divider input" table:display="true">
            <text:p>Frequency of MCO at divider input.</text:p>
          </table:help-message>
          <table:error-message table:message-type="stop" table:display="true"/>
        </table:content-validation>
        <table:content-validation table:name="val24" table:base-cell-address="'Clock Settings'.H11">
          <table:help-message table:title="MCO frequency at output" table:display="true">
            <text:p>Frequency of MCO at output.</text:p>
          </table:help-message>
          <table:error-message table:message-type="stop" table:display="true"/>
        </table:content-validation>
        <table:content-validation table:name="val25" table:base-cell-address="'Clock Settings'.H12">
          <table:help-message table:title="LSCO frequency at output" table:display="true">
            <text:p>Frequency of MCO at output.</text:p>
          </table:help-message>
          <table:error-message table:message-type="stop" table:display="true"/>
        </table:content-validation>
        <table:content-validation table:name="val26" table:condition="of:cell-content-is-in-list(&quot;STM32_SW_MSI&quot;;&quot;STM32_SW_HSI16&quot;;&quot;STM32_SW_HSE&quot;;&quot;STM32_SW_PLL&quot;)" table:allow-empty-cell="false" table:display-list="unsorted" table:base-cell-address="'Clock Settings'.G4">
          <table:help-message table:title="System clock source" table:display="true">
            <text:p>This field selects the clock source for SYSCLK.</text:p>
          </table:help-message>
          <table:error-message table:message-type="stop" table:display="true"/>
        </table:content-validation>
        <table:content-validation table:name="val27" table:condition="of:cell-content-is-in-list(&quot;STM32_HPRE_DIV1&quot;;&quot;STM32_HPRE_DIV2&quot;;&quot;STM32_HPRE_DIV4&quot;;&quot;STM32_HPRE_DIV8&quot;;&quot;STM32_HPRE_DIV16&quot;;&quot;STM32_HPRE_DIV64&quot;;&quot;STM32_HPRE_DIV128&quot;;&quot;STM32_HPRE_DIV256&quot;;&quot;STM32_HPRE_DIV512&quot;)" table:allow-empty-cell="false" table:display-list="unsorted" table:base-cell-address="'Clock Settings'.G5">
          <table:help-message table:title="AHB bus divider" table:display="true">
            <text:p>This field selects the division factor for AHB bus.</text:p>
          </table:help-message>
          <table:error-message table:message-type="stop" table:display="true"/>
        </table:content-validation>
        <table:content-validation table:name="val28" table:condition="of:cell-content-is-in-list(&quot;STM32_PPRE1_DIV1&quot;;&quot;STM32_PPRE1_DIV2&quot;;&quot;STM32_PPRE1_DIV4&quot;;&quot;STM32_PPRE1_DIV8&quot;;&quot;STM32_PPRE1_DIV16&quot;)" table:allow-empty-cell="false" table:display-list="unsorted" table:base-cell-address="'Clock Settings'.G6">
          <table:help-message table:title="APB1 bus divider" table:display="true">
            <text:p>This field selects the division factor for APB1 bus.</text:p>
          </table:help-message>
          <table:error-message table:message-type="stop" table:display="true"/>
        </table:content-validation>
        <table:content-validation table:name="val29" table:condition="of:cell-content-is-in-list(&quot;STM32_PPRE2_DIV1&quot;;&quot;STM32_PPRE2_DIV2&quot;;&quot;STM32_PPRE2_DIV4&quot;;&quot;STM32_PPRE2_DIV8&quot;;&quot;STM32_PPRE2_DIV16&quot;)" table:allow-empty-cell="false" table:display-list="unsorted" table:base-cell-address="'Clock Settings'.G7">
          <table:help-message table:title="APB2 bus divider" table:display="true">
            <text:p>This field selects the division factor for APB2 bus.</text:p>
          </table:help-message>
          <table:error-message table:message-type="stop" table:display="true"/>
        </table:content-validation>
        <table:content-validation table:name="val30" table:condition="of:cell-content-is-in-list(&quot;STM32_USART1SEL_PCLK2&quot;;&quot;STM32_USART1SEL_SYSCLK&quot;;&quot;STM32_USART1SEL_HSI16&quot;;&quot;STM32_USART1SEL_LSE&quot;)" table:allow-empty-cell="false" table:display-list="unsorted" table:base-cell-address="'Clock Settings'.G10">
          <table:help-message table:title="USART1 clock source" table:display="true">
            <text:p>This field selects the clock source for USART1.</text:p>
          </table:help-message>
          <table:error-message table:message-type="stop" table:display="true"/>
        </table:content-validation>
        <table:content-validation table:name="val31" table:condition="of:cell-content-is-in-list(&quot;STM32_USART2SEL_PCLK1&quot;;&quot;STM32_USART2SEL_SYSCLK&quot;;&quot;STM32_USART2SEL_HSI16&quot;;&quot;STM32_USART2SEL_LSE&quot;)" table:allow-empty-cell="false" table:display-list="unsorted" table:base-cell-address="'Clock Settings'.G11">
          <table:help-message table:title="USART2 clock source" table:display="true">
            <text:p>This field selects the clock source for USART2.</text:p>
          </table:help-message>
          <table:error-message table:message-type="stop" table:display="true"/>
        </table:content-validation>
        <table:content-validation table:name="val32" table:condition="of:cell-content-is-in-list(&quot;STM32_USART3SEL_PCLK1&quot;;&quot;STM32_USART3SEL_SYSCLK&quot;;&quot;STM32_USART3SEL_HSI16&quot;;&quot;STM32_USART3SEL_LSE&quot;)" table:allow-empty-cell="false" table:display-list="unsorted" table:base-cell-address="'Clock Settings'.G12">
          <table:help-message table:title="USART3 clock source" table:display="true">
            <text:p>This field selects the clock source for USART3.</text:p>
          </table:help-message>
          <table:error-message table:message-type="stop" table:display="true"/>
        </table:content-validation>
        <table:content-validation table:name="val33" table:condition="of:cell-content-is-in-list(&quot;STM32_UART4SEL_PCLK1&quot;;&quot;STM32_UART4SEL_SYSCLK&quot;;&quot;STM32_UART4SEL_HSI16&quot;;&quot;STM32_UART4SEL_LSE&quot;)" table:allow-empty-cell="false" table:display-list="unsorted" table:base-cell-address="'Clock Settings'.G13">
          <table:help-message table:title="UART4 clock source" table:display="true">
            <text:p>This field selects the clock source for UART4.</text:p>
          </table:help-message>
          <table:error-message table:message-type="stop" table:display="true"/>
        </table:content-validation>
        <table:content-validation table:name="val34" table:condition="of:cell-content-is-in-list(&quot;STM32_UART5SEL_PCLK1&quot;;&quot;STM32_UART5SEL_SYSCLK&quot;;&quot;STM32_UART5SEL_HSI16&quot;;&quot;STM32_UART5SEL_LSE&quot;)" table:allow-empty-cell="false" table:display-list="unsorted" table:base-cell-address="'Clock Settings'.G14">
          <table:help-message table:title="UART5 clock source" table:display="true">
            <text:p>This field selects the clock source for UART5.</text:p>
          </table:help-message>
          <table:error-message table:message-type="stop" table:display="true"/>
        </table:content-validation>
        <table:content-validation table:name="val35" table:condition="of:cell-content-is-in-list(&quot;STM32_LPUART1SEL_PCLK1&quot;;&quot;STM32_LPUART1SEL_SYSCLK&quot;;&quot;STM32_LPUART1SEL_HSI16&quot;;&quot;STM32_LPUART1SEL_LSE&quot;)" table:allow-empty-cell="false" table:display-list="unsorted" table:base-cell-address="'Clock Settings'.G15">
          <table:help-message table:title="LPUART1 clock source" table:display="true">
            <text:p>This field selects the clock source for LPUART1.</text:p>
          </table:help-message>
          <table:error-message table:message-type="stop" table:display="true"/>
        </table:content-validation>
        <table:content-validation table:name="val36" table:condition="of:cell-content-is-in-list(&quot;STM32_I2C1SEL_PCLK1&quot;;&quot;STM32_I2C1SEL_SYSCLK&quot;;&quot;STM32_I2C1SEL_HSI16&quot;)" table:allow-empty-cell="false" table:display-list="unsorted" table:base-cell-address="'Clock Settings'.G16">
          <table:help-message table:title="I2C1 clock source" table:display="true">
            <text:p>This field selects the clock source for I2C1.</text:p>
          </table:help-message>
          <table:error-message table:message-type="stop" table:display="true"/>
        </table:content-validation>
        <table:content-validation table:name="val37" table:condition="of:cell-content-is-in-list(&quot;STM32_I2C2SEL_PCLK1&quot;;&quot;STM32_I2C2SEL_SYSCLK&quot;;&quot;STM32_I2C2SEL_HSI16&quot;)" table:allow-empty-cell="false" table:display-list="unsorted" table:base-cell-address="'Clock Settings'.G17">
          <table:help-message table:title="I2C2 clock source" table:display="true">
            <text:p>This field selects the clock source for I2C2.</text:p>
          </table:help-message>
          <table:error-message table:message-type="stop" table:display="true"/>
        </table:content-validation>
        <table:content-validation table:name="val38" table:condition="of:cell-content-is-in-list(&quot;STM32_I2C3SEL_PCLK1&quot;;&quot;STM32_I2C3SEL_SYSCLK&quot;;&quot;STM32_I2C3SEL_HSI16&quot;)" table:allow-empty-cell="false" table:display-list="unsorted" table:base-cell-address="'Clock Settings'.G18">
          <table:help-message table:title="I2C3 clock source" table:display="true">
            <text:p>This field selects the clock source for I2C3.</text:p>
          </table:help-message>
          <table:error-message table:message-type="stop" table:display="true"/>
        </table:content-validation>
        <table:content-validation table:name="val39" table:condition="of:cell-content-is-in-list(&quot;STM32_LPTIM1SEL_PCLK1&quot;;&quot;STM32_LPTIM1SEL_LSI&quot;;&quot;STM32_LPTIM1SEL_HSI16&quot;;&quot;STM32_LPTIM1SEL_LSE&quot;)" table:allow-empty-cell="false" table:display-list="unsorted" table:base-cell-address="'Clock Settings'.G19">
          <table:help-message table:title="LPTIM1 clock source" table:display="true">
            <text:p>This field selects the clock source for LPTIM1.</text:p>
          </table:help-message>
          <table:error-message table:message-type="stop" table:display="true"/>
        </table:content-validation>
        <table:content-validation table:name="val40" table:condition="of:cell-content-is-in-list(&quot;STM32_LPTIM2SEL_PCLK1&quot;;&quot;STM32_LPTIM2SEL_LSI&quot;;&quot;STM32_LPTIM2SEL_HSI16&quot;;&quot;STM32_LPTIM2SEL_LSE&quot;)" table:allow-empty-cell="false" table:display-list="unsorted" table:base-cell-address="'Clock Settings'.G20">
          <table:help-message table:title="LPTIM2 clock source" table:display="true">
            <text:p>This field selects the clock source for LPTIM2.</text:p>
          </table:help-message>
          <table:error-message table:message-type="stop" table:display="true"/>
        </table:content-validation>
        <table:content-validation table:name="val41" table:condition="of:cell-content-is-in-list(&quot;STM32_CLK48SEL_HSI48&quot;;&quot;STM32_CLK48SEL_PLLSAI1&quot;;&quot;STM32_CLK48SEL_PLL&quot;;&quot;STM32_CLK48SEL_MSI&quot;)" table:allow-empty-cell="false" table:display-list="unsorted" table:base-cell-address="'Clock Settings'.G21">
          <table:help-message table:title="CLK48 clock source" table:display="true">
            <text:p>This field selects the clock source for CLK48.</text:p>
          </table:help-message>
          <table:error-message table:message-type="stop" table:display="true"/>
        </table:content-validation>
        <table:content-validation table:name="val42" table:condition="of:cell-content-is-in-list(&quot;STM32_ADCSEL_NOCLK&quot;;&quot;STM32_ADCSEL_PLLSAI1&quot;;&quot;STM32_ADCSEL_SYSCLK&quot;)" table:allow-empty-cell="false" table:display-list="unsorted" table:base-cell-address="'Clock Settings'.G22">
          <table:help-message table:title="ADC clock source" table:display="true">
            <text:p>This field selects the clock source for ADC.</text:p>
          </table:help-message>
          <table:error-message table:message-type="stop" table:display="true"/>
        </table:content-validation>
        <table:content-validation table:name="val43" table:condition="of:cell-content-is-in-list(&quot;STM32_DFSDMSEL_PCLK2&quot;;&quot;STM32_DFSDMSEL_SYSCLK&quot;)" table:allow-empty-cell="false" table:display-list="unsorted" table:base-cell-address="'Clock Settings'.G23">
          <table:help-message table:title="DFSDM clock source" table:display="true">
            <text:p>This field selects the clock source for DFSDM.</text:p>
          </table:help-message>
          <table:error-message table:message-type="stop" table:display="true"/>
        </table:content-validation>
        <table:content-validation table:name="val44" table:condition="of:cell-content-is-in-list(&quot;STM32_ADFSDMSEL_SAI1CLK&quot;;&quot;STM32_ADFSDMSEL_HSI16&quot;;&quot;STM32_ADFSDMSEL_MSI&quot;)" table:allow-empty-cell="false" table:display-list="unsorted" table:base-cell-address="'Clock Settings'.G27">
          <table:help-message table:title="ADFSDM clock source" table:display="true">
            <text:p>This field selects the clock source for ADFSDM.</text:p>
          </table:help-message>
          <table:error-message table:message-type="stop" table:display="true"/>
        </table:content-validation>
        <table:content-validation table:name="val45" table:condition="of:cell-content-is-in-list(&quot;STM32_SAI1SEL_PLLSAI1&quot;;&quot;STM32_SAI1SEL_PLLSAI2&quot;;&quot;STM32_SAI1SEL_PLL&quot;;&quot;STM32_SAI1SEL_EXTCLK&quot;;&quot;STM32_SAI1SEL_HSI16&quot;;&quot;STM32_SAI1SEL_OFF&quot;)" table:allow-empty-cell="false" table:display-list="unsorted" table:base-cell-address="'Clock Settings'.G25">
          <table:help-message table:title="SAI1 clock source" table:display="true">
            <text:p>This field selects the clock source for SAI1.</text:p>
          </table:help-message>
          <table:error-message table:message-type="stop" table:display="true"/>
        </table:content-validation>
        <table:content-validation table:name="val46" table:condition="of:cell-content-is-in-list(&quot;STM32_SAI2SEL_PLLSAI1&quot;;&quot;STM32_SAI2SEL_PLLSAI2&quot;;&quot;STM32_SAI2SEL_PLL&quot;;&quot;STM32_SAI2SEL_EXTCLK&quot;;&quot;STM32_SAI2SEL_HSI16&quot;;&quot;STM32_SAI2SEL_OFF&quot;)" table:allow-empty-cell="false" table:display-list="unsorted" table:base-cell-address="'Clock Settings'.G26">
          <table:help-message table:title="SAI2 clock source" table:display="true">
            <text:p>This field selects the clock source for SAI2.</text:p>
          </table:help-message>
          <table:error-message table:message-type="stop" table:display="true"/>
        </table:content-validation>
        <table:content-validation table:name="val47" table:condition="of:cell-content-is-in-list(&quot;STM32_SDMMCSEL_48CLK&quot;;&quot;STM32_SDMMCSEL_PLLSAI3CLK&quot;)" table:allow-empty-cell="false" table:display-list="unsorted" table:base-cell-address="'Clock Settings'.G27">
          <table:help-message table:title="SDMMC clock source" table:display="true">
            <text:p>This field selects the clock source for SDMMC.</text:p>
          </table:help-message>
          <table:error-message table:message-type="stop" table:display="true"/>
        </table:content-validation>
        <table:content-validation table:name="val48" table:condition="of:cell-content-is-in-list(&quot;STM32_OSPISEL_SYSCLK&quot;;&quot;STM32_OSPISEL_MSI&quot;;&quot;STM32_OSPISEL_48CLK&quot;)" table:allow-empty-cell="false" table:display-list="unsorted" table:base-cell-address="'Clock Settings'.G28">
          <table:help-message table:title="OSPI clock source" table:display="true">
            <text:p>This field selects the clock source for OSPI.</text:p>
          </table:help-message>
          <table:error-message table:message-type="stop" table:display="true"/>
        </table:content-validation>
        <table:content-validation table:name="val49" table:condition="of:cell-content-is-in-list(&quot;STM32_RTCSEL_NOCLOCK&quot;;&quot;STM32_RTCSEL_LSE&quot;;&quot;STM32_RTCSEL_LSI &quot;;&quot;STM32_RTCSEL_HSEDIV&quot;)" table:allow-empty-cell="false" table:display-list="unsorted" table:base-cell-address="'Clock Settings'.G29">
          <table:help-message table:title="RTC clock source" table:display="true">
            <text:p>This field selects the clock source for RTC.</text:p>
          </table:help-message>
          <table:error-message table:message-type="stop" table:display="true"/>
        </table:content-validation>
        <table:content-validation table:name="val50" table:base-cell-address="'Clock Settings'.H4">
          <table:help-message table:title="SYSCLK frequency" table:display="true">
            <text:p>Frequency of SYSCLK clock point.</text:p>
          </table:help-message>
          <table:error-message table:message-type="stop" table:display="true"/>
        </table:content-validation>
        <table:content-validation table:name="val51" table:base-cell-address="'Clock Settings'.H5">
          <table:help-message table:title="HCLK frequency" table:display="true">
            <text:p>Frequency of HCLK clock point.</text:p>
          </table:help-message>
          <table:error-message table:message-type="stop" table:display="true"/>
        </table:content-validation>
        <table:content-validation table:name="val52" table:base-cell-address="'Clock Settings'.H6">
          <table:help-message table:title="APB1 frequency" table:display="true">
            <text:p>Frequency of PCLK1 clock point.</text:p>
          </table:help-message>
          <table:error-message table:message-type="stop" table:display="true"/>
        </table:content-validation>
        <table:content-validation table:name="val53" table:base-cell-address="'Clock Settings'.H7">
          <table:help-message table:title="APB2 frequency" table:display="true">
            <text:p>Frequency of PCLK2 clock point.</text:p>
          </table:help-message>
          <table:error-message table:message-type="stop" table:display="true"/>
        </table:content-validation>
        <table:content-validation table:name="val54" table:base-cell-address="'Clock Settings'.H10">
          <table:help-message table:title="USART1 frequency" table:display="true">
            <text:p>Frequency of USART1 clock point.</text:p>
          </table:help-message>
          <table:error-message table:message-type="stop" table:display="true"/>
        </table:content-validation>
        <table:content-validation table:name="val55" table:base-cell-address="'Clock Settings'.H11">
          <table:help-message table:title="USART2 frequency" table:display="true">
            <text:p>Frequency of USART2 clock point.</text:p>
          </table:help-message>
          <table:error-message table:message-type="stop" table:display="true"/>
        </table:content-validation>
        <table:content-validation table:name="val56" table:base-cell-address="'Clock Settings'.H12">
          <table:help-message table:title="USART3 frequency" table:display="true">
            <text:p>Frequency of USART3 clock point.</text:p>
          </table:help-message>
          <table:error-message table:message-type="stop" table:display="true"/>
        </table:content-validation>
        <table:content-validation table:name="val57" table:base-cell-address="'Clock Settings'.H13">
          <table:help-message table:title="UART4 frequency" table:display="true">
            <text:p>Frequency of UART4 clock point.</text:p>
          </table:help-message>
          <table:error-message table:message-type="stop" table:display="true"/>
        </table:content-validation>
        <table:content-validation table:name="val58" table:base-cell-address="'Clock Settings'.H14">
          <table:help-message table:title="UART5 frequency" table:display="true">
            <text:p>Frequency of UART5 clock point.</text:p>
          </table:help-message>
          <table:error-message table:message-type="stop" table:display="true"/>
        </table:content-validation>
        <table:content-validation table:name="val59" table:base-cell-address="'Clock Settings'.H15">
          <table:help-message table:title="LPUART1 frequency" table:display="true">
            <text:p>Frequency of LPUART1 clock point.</text:p>
          </table:help-message>
          <table:error-message table:message-type="stop" table:display="true"/>
        </table:content-validation>
        <table:content-validation table:name="val60" table:base-cell-address="'Clock Settings'.H16">
          <table:help-message table:title="I2C1 frequency" table:display="true">
            <text:p>Frequency of I2C1 clock point.</text:p>
          </table:help-message>
          <table:error-message table:message-type="stop" table:display="true"/>
        </table:content-validation>
        <table:content-validation table:name="val61" table:base-cell-address="'Clock Settings'.H17">
          <table:help-message table:title="I2C2 frequency" table:display="true">
            <text:p>Frequency of I2C2 clock point.</text:p>
          </table:help-message>
          <table:error-message table:message-type="stop" table:display="true"/>
        </table:content-validation>
        <table:content-validation table:name="val62" table:base-cell-address="'Clock Settings'.H18">
          <table:help-message table:title="I2C3 frequency" table:display="true">
            <text:p>Frequency of I2C3 clock point.</text:p>
          </table:help-message>
          <table:error-message table:message-type="stop" table:display="true"/>
        </table:content-validation>
        <table:content-validation table:name="val63" table:base-cell-address="'Clock Settings'.H19">
          <table:help-message table:title="LPTIM1 frequency" table:display="true">
            <text:p>Frequency of LPTIM1 clock point.</text:p>
          </table:help-message>
          <table:error-message table:message-type="stop" table:display="true"/>
        </table:content-validation>
        <table:content-validation table:name="val64" table:base-cell-address="'Clock Settings'.H20">
          <table:help-message table:title="LPTIM2 frequency" table:display="true">
            <text:p>Frequency of LPTIM2 clock point.</text:p>
          </table:help-message>
          <table:error-message table:message-type="stop" table:display="true"/>
        </table:content-validation>
        <table:content-validation table:name="val65" table:base-cell-address="'Clock Settings'.H21">
          <table:help-message table:title="CLK48 frequency" table:display="true">
            <text:p>Frequency of CLK48 clock point.</text:p>
          </table:help-message>
          <table:error-message table:message-type="stop" table:display="true"/>
        </table:content-validation>
        <table:content-validation table:name="val66" table:base-cell-address="'Clock Settings'.H22">
          <table:help-message table:title="ADC frequency" table:display="true">
            <text:p>Frequency of ADC clock point.</text:p>
          </table:help-message>
          <table:error-message table:message-type="stop" table:display="true"/>
        </table:content-validation>
        <table:content-validation table:name="val67" table:base-cell-address="'Clock Settings'.H23">
          <table:help-message table:title="DFSDM frequency" table:display="true">
            <text:p>Frequency of DFSDM clock point.</text:p>
          </table:help-message>
          <table:error-message table:message-type="stop" table:display="true"/>
        </table:content-validation>
        <table:content-validation table:name="val68" table:base-cell-address="'Clock Settings'.H27">
          <table:help-message table:title="ADFSDM frequency" table:display="true">
            <text:p>Frequency of ADFSDM clock point.</text:p>
          </table:help-message>
          <table:error-message table:message-type="stop" table:display="true"/>
        </table:content-validation>
        <table:content-validation table:name="val69" table:base-cell-address="'Clock Settings'.H25">
          <table:help-message table:title="SAI1 frequency" table:display="true">
            <text:p>Frequency of SAI1 clock point.</text:p>
          </table:help-message>
          <table:error-message table:message-type="stop" table:display="true"/>
        </table:content-validation>
        <table:content-validation table:name="val70" table:base-cell-address="'Clock Settings'.H26">
          <table:help-message table:title="SAI2 frequency" table:display="true">
            <text:p>Frequency of SAI2 clock point.</text:p>
          </table:help-message>
          <table:error-message table:message-type="stop" table:display="true"/>
        </table:content-validation>
        <table:content-validation table:name="val71" table:base-cell-address="'Clock Settings'.H27">
          <table:help-message table:title="SDMMC frequency" table:display="true">
            <text:p>Frequency of SDMMC clock point.</text:p>
          </table:help-message>
          <table:error-message table:message-type="stop" table:display="true"/>
        </table:content-validation>
        <table:content-validation table:name="val72" table:base-cell-address="'Clock Settings'.H28">
          <table:help-message table:title="OSPI frequency" table:display="true">
            <text:p>Frequency of OSPI clock point.</text:p>
          </table:help-message>
          <table:error-message table:message-type="stop" table:display="true"/>
        </table:content-validation>
        <table:content-validation table:name="val73" table:base-cell-address="'Clock Settings'.H29">
          <table:help-message table:title="RTC frequency" table:display="true">
            <text:p>Frequency of RTC clock point.</text:p>
          </table:help-message>
          <table:error-message table:message-type="stop" table:display="true"/>
        </table:content-validation>
      </table:content-validations>
      <table:table table:name="Board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LSECLK</text:p>
          </table:table-cell>
          <table:table-cell table:style-name="ce10" table:content-validation-name="val1" office:value-type="float" office:value="32768" calcext:value-type="float">
            <text:p>32,768 Hz</text:p>
          </table:table-cell>
        </table:table-row>
        <table:table-row table:style-name="ro1">
          <table:table-cell/>
          <table:table-cell office:value-type="string" calcext:value-type="string">
            <text:p>LSEDRV</text:p>
          </table:table-cell>
          <table:table-cell table:style-name="Default" table:content-validation-name="val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SE_BYPASS</text:p>
          </table:table-cell>
          <table:table-cell table:content-validation-name="val3" office:value-type="string" calcext:value-type="string">
            <text:p>Disabled</text:p>
          </table:table-cell>
        </table:table-row>
        <table:table-row table:style-name="ro1">
          <table:table-cell/>
          <table:table-cell office:value-type="string" calcext:value-type="string">
            <text:p>HSECLK</text:p>
          </table:table-cell>
          <table:table-cell table:style-name="ce10" table:content-validation-name="val4" office:value-type="float" office:value="8000000" calcext:value-type="float">
            <text:p>8,000,000 Hz</text:p>
          </table:table-cell>
        </table:table-row>
        <table:table-row table:style-name="ro1">
          <table:table-cell/>
          <table:table-cell office:value-type="string" calcext:value-type="string">
            <text:p>HSE_BYPASS</text:p>
          </table:table-cell>
          <table:table-cell table:content-validation-name="val3" office:value-type="string" calcext:value-type="string">
            <text:p>Disabled</text:p>
          </table:table-cell>
        </table:table-row>
      </table:table>
      <table:table table:name="Clock Settings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3"/>
          <table:table-cell table:style-name="ce3" office:value-type="string" calcext:value-type="string">
            <text:p>Setting Name</text:p>
          </table:table-cell>
          <table:table-cell table:style-name="ce3" office:value-type="string" calcext:value-type="string">
            <text:p>Setting Value</text:p>
          </table:table-cell>
          <table:table-cell table:style-name="ce3" office:value-type="string" calcext:value-type="string">
            <text:p>Clock Point Value</text:p>
          </table:table-cell>
          <table:table-cell table:style-name="ce3"/>
          <table:table-cell table:style-name="ce3" office:value-type="string" calcext:value-type="string">
            <text:p>Setting Name</text:p>
          </table:table-cell>
          <table:table-cell table:style-name="ce3" office:value-type="string" calcext:value-type="string">
            <text:p>Setting Value</text:p>
          </table:table-cell>
          <table:table-cell table:style-name="ce3" office:value-type="string" calcext:value-type="string">
            <text:p>Clock Point Value</text:p>
          </table:table-cell>
          <table:table-cell table:style-name="ce3"/>
          <table:table-cell table:style-name="ce39" table:number-columns-repeated="1014"/>
        </table:table-row>
        <table:table-row table:style-name="ro1">
          <table:table-cell table:style-name="ce4" table:number-columns-repeated="2"/>
          <table:table-cell table:style-name="ce47" table:number-columns-repeated="2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MSI</text:p>
          </table:table-cell>
          <table:covered-table-cell table:number-columns-repeated="2"/>
          <table:table-cell table:style-name="ce4"/>
          <table:table-cell table:style-name="ce5" office:value-type="string" calcext:value-type="string" table:number-columns-spanned="3" table:number-rows-spanned="1">
            <text:p>BUS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6" office:value-type="string" calcext:value-type="string">
            <text:p>STM32_MSIRANGE</text:p>
          </table:table-cell>
          <table:table-cell table:style-name="ce48" table:content-validation-name="val5" office:value-type="string" calcext:value-type="string">
            <text:p>STM32_MSIRANGE_4M</text:p>
          </table:table-cell>
          <table:table-cell table:style-name="ce53" table:content-validation-name="val16" table:formula="of:=INDEX([Internal.F3:.F14];MATCH([.C4];[Internal.E3:.E14];0))" office:value-type="float" office:value="4000000" calcext:value-type="float">
            <text:p>4,000,000 Hz</text:p>
          </table:table-cell>
          <table:table-cell table:style-name="ce4"/>
          <table:table-cell table:style-name="ce8" office:value-type="string" calcext:value-type="string">
            <text:p>STM32_SW</text:p>
          </table:table-cell>
          <table:table-cell table:style-name="ce52" table:content-validation-name="val26" office:value-type="string" calcext:value-type="string">
            <text:p>STM32_SW_PLL</text:p>
          </table:table-cell>
          <table:table-cell table:style-name="ce35" table:content-validation-name="val50" table:formula="of:=INDEX([Internal.I8:.I11];MATCH([.G4];[Internal.H8:.H1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47" table:content-validation-name="val5"/>
          <table:table-cell table:style-name="ce55" table:content-validation-name="val16"/>
          <table:table-cell table:style-name="ce4"/>
          <table:table-cell table:style-name="ce8" office:value-type="string" calcext:value-type="string">
            <text:p>STM32_HPRE</text:p>
          </table:table-cell>
          <table:table-cell table:style-name="ce52" table:content-validation-name="val27" office:value-type="string" calcext:value-type="string">
            <text:p>STM32_HPRE_DIV1</text:p>
          </table:table-cell>
          <table:table-cell table:style-name="ce36" table:content-validation-name="val51" table:formula="of:=INDEX([Internal.I13:.I21];MATCH([.G5];[Internal.H13:.H2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LLs</text:p>
          </table:table-cell>
          <table:covered-table-cell table:content-validation-name="val5"/>
          <table:covered-table-cell table:style-name="ce16" table:content-validation-name="val16"/>
          <table:table-cell table:style-name="ce4"/>
          <table:table-cell table:style-name="ce8" office:value-type="string" calcext:value-type="string">
            <text:p>STM32_PPRE1</text:p>
          </table:table-cell>
          <table:table-cell table:style-name="ce52" table:content-validation-name="val28" office:value-type="string" calcext:value-type="string">
            <text:p>STM32_PPRE1_DIV1</text:p>
          </table:table-cell>
          <table:table-cell table:style-name="ce37" table:content-validation-name="val52" table:formula="of:=INDEX([Internal.I23:.I27];MATCH([.G6];[Internal.H23:.H27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6" office:value-type="string" calcext:value-type="string">
            <text:p>STM32_PLLSRC</text:p>
          </table:table-cell>
          <table:table-cell table:style-name="ce48" table:content-validation-name="val6" office:value-type="string" calcext:value-type="string">
            <text:p>STM32_PLLSRC_MSI</text:p>
          </table:table-cell>
          <table:table-cell table:style-name="ce17" table:content-validation-name="val17" table:formula="of:=INDEX([Internal.I3:.I6];MATCH([.C7];[Internal.H3:.H6];0))" office:value-type="float" office:value="4000000" calcext:value-type="float">
            <text:p>4,000,000 Hz</text:p>
          </table:table-cell>
          <table:table-cell table:style-name="ce4"/>
          <table:table-cell table:style-name="ce46" office:value-type="string" calcext:value-type="string">
            <text:p>STM32_PPRE2</text:p>
          </table:table-cell>
          <table:table-cell table:style-name="ce48" table:content-validation-name="val29" office:value-type="string" calcext:value-type="string">
            <text:p>STM32_PPRE2_DIV1</text:p>
          </table:table-cell>
          <table:table-cell table:style-name="ce38" table:content-validation-name="val53" table:formula="of:=INDEX([Internal.I29:.I33];MATCH([.G7];[Internal.H29:.H33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47" table:content-validation-name="val6"/>
          <table:table-cell table:style-name="ce55" table:content-validation-name="val17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LL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style-name="ce5" office:value-type="string" calcext:value-type="string" table:number-columns-spanned="3" table:number-rows-spanned="1">
            <text:p>Peripherals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M_VALUE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19" table:content-validation-name="val18" table:formula="of:=[.D7]/[.C10]" office:value-type="float" office:value="4000000" calcext:value-type="float">
            <text:p>4,000,000 Hz</text:p>
          </table:table-cell>
          <table:table-cell table:style-name="ce4"/>
          <table:table-cell table:style-name="ce77" office:value-type="string" calcext:value-type="string">
            <text:p>STM32_USART1SEL</text:p>
          </table:table-cell>
          <table:table-cell table:style-name="ce52" table:content-validation-name="val30" office:value-type="string" calcext:value-type="string">
            <text:p>STM32_USART1SEL_PCLK2</text:p>
          </table:table-cell>
          <table:table-cell table:style-name="ce82" table:content-validation-name="val54" table:formula="of:=INDEX([Internal.L3:.L6];MATCH([.G10];[Internal.K3:.K6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N_VALUE</text:p>
          </table:table-cell>
          <table:table-cell table:style-name="ce50" table:content-validation-name="val8" office:value-type="float" office:value="60" calcext:value-type="float">
            <text:p>60</text:p>
          </table:table-cell>
          <table:table-cell table:style-name="ce20" table:content-validation-name="val19" table:formula="of:=[.D10]*[.C11]" office:value-type="float" office:value="240000000" calcext:value-type="float">
            <text:p>240,000,000 Hz</text:p>
          </table:table-cell>
          <table:table-cell table:style-name="ce4"/>
          <table:table-cell table:style-name="ce77" office:value-type="string" calcext:value-type="string">
            <text:p>STM32_USART2SEL</text:p>
          </table:table-cell>
          <table:table-cell table:style-name="ce52" table:content-validation-name="val31" office:value-type="string" calcext:value-type="string">
            <text:p>STM32_USART2SEL_PCLK1</text:p>
          </table:table-cell>
          <table:table-cell table:style-name="ce83" table:content-validation-name="val55" table:formula="of:=INDEX([Internal.L8:.L11];MATCH([.G11];[Internal.K8:.K1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P_VALUE</text:p>
          </table:table-cell>
          <table:table-cell table:style-name="ce50" table:content-validation-name="val9" office:value-type="float" office:value="7" calcext:value-type="float">
            <text:p>7</text:p>
          </table:table-cell>
          <table:table-cell table:style-name="ce21"/>
          <table:table-cell table:style-name="ce4"/>
          <table:table-cell table:style-name="ce77" office:value-type="string" calcext:value-type="string">
            <text:p>STM32_USART3SEL</text:p>
          </table:table-cell>
          <table:table-cell table:style-name="ce52" table:content-validation-name="val32" office:value-type="string" calcext:value-type="string">
            <text:p>STM32_USART3SEL_PCLK1</text:p>
          </table:table-cell>
          <table:table-cell table:style-name="ce84" table:content-validation-name="val56" table:formula="of:=INDEX([Internal.L13:.L16];MATCH([.G12];[Internal.K13:.K16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PDIV_VALUE</text:p>
          </table:table-cell>
          <table:table-cell table:style-name="ce50" table:content-validation-name="val10" office:value-type="float" office:value="4" calcext:value-type="float">
            <text:p>4</text:p>
          </table:table-cell>
          <table:table-cell table:style-name="ce22" table:content-validation-name="val20" table:formula="of:=IF([.C13]=0;[.D11]/[.C12];[.D11]/[.C13])" office:value-type="float" office:value="60000000" calcext:value-type="float">
            <text:p>60,000,000 Hz</text:p>
          </table:table-cell>
          <table:table-cell table:style-name="ce4"/>
          <table:table-cell table:style-name="ce77" office:value-type="string" calcext:value-type="string">
            <text:p>STM32_UART4SEL</text:p>
          </table:table-cell>
          <table:table-cell table:style-name="ce52" table:content-validation-name="val33" office:value-type="string" calcext:value-type="string">
            <text:p>STM32_UART4SEL_PCLK1</text:p>
          </table:table-cell>
          <table:table-cell table:style-name="ce85" table:content-validation-name="val57" table:formula="of:=INDEX([Internal.L18:.L21];MATCH([.G13];[Internal.K18:.K2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Q_VALUE</text:p>
          </table:table-cell>
          <table:table-cell table:style-name="ce50" table:content-validation-name="val11" office:value-type="float" office:value="4" calcext:value-type="float">
            <text:p>4</text:p>
          </table:table-cell>
          <table:table-cell table:style-name="ce23" table:content-validation-name="val21" table:formula="of:=[.D11]/[.C14]" office:value-type="float" office:value="60000000" calcext:value-type="float">
            <text:p>60,000,000 Hz</text:p>
          </table:table-cell>
          <table:table-cell table:style-name="ce4"/>
          <table:table-cell table:style-name="ce77" office:value-type="string" calcext:value-type="string">
            <text:p>STM32_UART5SEL</text:p>
          </table:table-cell>
          <table:table-cell table:style-name="ce52" table:content-validation-name="val34" office:value-type="string" calcext:value-type="string">
            <text:p>STM32_UART5SEL_PCLK1</text:p>
          </table:table-cell>
          <table:table-cell table:style-name="ce86" table:content-validation-name="val58" table:formula="of:=INDEX([Internal.L23:.L26];MATCH([.G14];[Internal.K23:.K26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9" office:value-type="string" calcext:value-type="string">
            <text:p>STM32_PLLR_VALUE</text:p>
          </table:table-cell>
          <table:table-cell table:style-name="ce11" table:content-validation-name="val12" office:value-type="float" office:value="2" calcext:value-type="float">
            <text:p>2</text:p>
          </table:table-cell>
          <table:table-cell table:style-name="ce24" table:content-validation-name="val22" table:formula="of:=[.D11]/[.C15]" office:value-type="float" office:value="120000000" calcext:value-type="float">
            <text:p>120,000,000 Hz</text:p>
          </table:table-cell>
          <table:table-cell table:style-name="ce4"/>
          <table:table-cell table:style-name="ce8" office:value-type="string" calcext:value-type="string">
            <text:p>STM32_LPUART1SEL</text:p>
          </table:table-cell>
          <table:table-cell table:style-name="ce52" table:content-validation-name="val35" office:value-type="string" calcext:value-type="string">
            <text:p>STM32_LPUART1SEL_PCLK1</text:p>
          </table:table-cell>
          <table:table-cell table:style-name="ce87" table:content-validation-name="val59" table:formula="of:=INDEX([Internal.L28:.L31];MATCH([.G15];[Internal.K28:.K3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47" table:number-columns-repeated="2"/>
          <table:table-cell table:style-name="ce4"/>
          <table:table-cell table:style-name="ce8" office:value-type="string" calcext:value-type="string">
            <text:p>STM32_I2C1SEL</text:p>
          </table:table-cell>
          <table:table-cell table:style-name="ce52" table:content-validation-name="val36" office:value-type="string" calcext:value-type="string">
            <text:p>STM32_I2C1SEL_PCLK1</text:p>
          </table:table-cell>
          <table:table-cell table:style-name="ce88" table:content-validation-name="val60" table:formula="of:=INDEX([Internal.O3:.O5];MATCH([.G16];[Internal.N3:.N5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5" office:value-type="string" calcext:value-type="string" table:number-columns-spanned="3" table:number-rows-spanned="1">
            <text:p>PLLSAI1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style-name="ce8" office:value-type="string" calcext:value-type="string">
            <text:p>STM32_I2C2SEL</text:p>
          </table:table-cell>
          <table:table-cell table:style-name="ce52" table:content-validation-name="val37" office:value-type="string" calcext:value-type="string">
            <text:p>STM32_I2C2SEL_PCLK1</text:p>
          </table:table-cell>
          <table:table-cell table:style-name="ce89" table:content-validation-name="val61" table:formula="of:=INDEX([Internal.O7:.O9];MATCH([.G17];[Internal.N7:.N9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M_VALUE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25" table:content-validation-name="val18" table:formula="of:=[.D7]/[.C18]" office:value-type="float" office:value="4000000" calcext:value-type="float">
            <text:p>4,000,000 Hz</text:p>
          </table:table-cell>
          <table:table-cell table:style-name="ce4"/>
          <table:table-cell table:style-name="ce8" office:value-type="string" calcext:value-type="string">
            <text:p>STM32_I2C3SEL</text:p>
          </table:table-cell>
          <table:table-cell table:style-name="ce52" table:content-validation-name="val38" office:value-type="string" calcext:value-type="string">
            <text:p>STM32_I2C3SEL_PCLK1</text:p>
          </table:table-cell>
          <table:table-cell table:style-name="ce90" table:content-validation-name="val62" table:formula="of:=INDEX([Internal.O11:.O13];MATCH([.G18];[Internal.N11:.N13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N_VALUE</text:p>
          </table:table-cell>
          <table:table-cell table:style-name="ce50" table:content-validation-name="val8" office:value-type="float" office:value="60" calcext:value-type="float">
            <text:p>60</text:p>
          </table:table-cell>
          <table:table-cell table:style-name="ce26" table:content-validation-name="val19" table:formula="of:=[.D18]*[.C19]" office:value-type="float" office:value="240000000" calcext:value-type="float">
            <text:p>240,000,000 Hz</text:p>
          </table:table-cell>
          <table:table-cell table:style-name="ce4"/>
          <table:table-cell table:style-name="ce8" office:value-type="string" calcext:value-type="string">
            <text:p>STM32_LPTIM1SEL</text:p>
          </table:table-cell>
          <table:table-cell table:style-name="ce52" table:content-validation-name="val39" office:value-type="string" calcext:value-type="string">
            <text:p>STM32_LPTIM1SEL_PCLK1</text:p>
          </table:table-cell>
          <table:table-cell table:style-name="ce91" table:content-validation-name="val63" table:formula="of:=INDEX([Internal.O15:.O18];MATCH([.G19];[Internal.N15:.N18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P_VALUE</text:p>
          </table:table-cell>
          <table:table-cell table:style-name="ce50" table:content-validation-name="val9" office:value-type="float" office:value="7" calcext:value-type="float">
            <text:p>7</text:p>
          </table:table-cell>
          <table:table-cell table:style-name="ce21"/>
          <table:table-cell table:style-name="ce4"/>
          <table:table-cell table:style-name="ce8" office:value-type="string" calcext:value-type="string">
            <text:p>STM32_LPTIM2SEL</text:p>
          </table:table-cell>
          <table:table-cell table:style-name="ce52" table:content-validation-name="val40" office:value-type="string" calcext:value-type="string">
            <text:p>STM32_LPTIM2SEL_PCLK1</text:p>
          </table:table-cell>
          <table:table-cell table:style-name="ce92" table:content-validation-name="val64" table:formula="of:=INDEX([Internal.O20:.O23];MATCH([.G20];[Internal.N20:.N23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PDIV_VALUE</text:p>
          </table:table-cell>
          <table:table-cell table:style-name="ce50" table:content-validation-name="val10" office:value-type="float" office:value="4" calcext:value-type="float">
            <text:p>4</text:p>
          </table:table-cell>
          <table:table-cell table:style-name="ce27" table:content-validation-name="val20" table:formula="of:=IF([.C21]=0;[.D19]/[.C20];[.D19]/[.C21])" office:value-type="float" office:value="60000000" calcext:value-type="float">
            <text:p>60,000,000 Hz</text:p>
          </table:table-cell>
          <table:table-cell table:style-name="ce4"/>
          <table:table-cell table:style-name="ce8" office:value-type="string" calcext:value-type="string">
            <text:p>STM32_CLK48SEL</text:p>
          </table:table-cell>
          <table:table-cell table:style-name="ce52" table:content-validation-name="val41" office:value-type="string" calcext:value-type="string">
            <text:p>STM32_CLK48SEL_HSI48</text:p>
          </table:table-cell>
          <table:table-cell table:style-name="ce110" table:content-validation-name="val65" table:formula="of:=INDEX([Internal.O25:.O28];MATCH([.G21];[Internal.N25:.N28];0))" office:value-type="float" office:value="48000000" calcext:value-type="float">
            <text:p>48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Q_VALUE</text:p>
          </table:table-cell>
          <table:table-cell table:style-name="ce50" table:content-validation-name="val11" office:value-type="float" office:value="4" calcext:value-type="float">
            <text:p>4</text:p>
          </table:table-cell>
          <table:table-cell table:style-name="ce28" table:content-validation-name="val21" table:formula="of:=[.D19]/[.C22]" office:value-type="float" office:value="60000000" calcext:value-type="float">
            <text:p>60,000,000 Hz</text:p>
          </table:table-cell>
          <table:table-cell table:style-name="ce4"/>
          <table:table-cell table:style-name="ce8" office:value-type="string" calcext:value-type="string">
            <text:p>STM32_ADCSEL</text:p>
          </table:table-cell>
          <table:table-cell table:style-name="ce52" table:content-validation-name="val42" office:value-type="string" calcext:value-type="string">
            <text:p>STM32_ADCSEL_SYSCLK</text:p>
          </table:table-cell>
          <table:table-cell table:style-name="ce111" table:content-validation-name="val66" table:formula="of:=INDEX([Internal.O30:.O32];MATCH([.G22];[Internal.N30:.N32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9" office:value-type="string" calcext:value-type="string">
            <text:p>STM32_PLLSAI1R_VALUE</text:p>
          </table:table-cell>
          <table:table-cell table:style-name="ce11" table:content-validation-name="val12" office:value-type="float" office:value="2" calcext:value-type="float">
            <text:p>2</text:p>
          </table:table-cell>
          <table:table-cell table:style-name="ce29" table:content-validation-name="val22" table:formula="of:=[.D19]/[.C23]" office:value-type="float" office:value="120000000" calcext:value-type="float">
            <text:p>120,000,000 Hz</text:p>
          </table:table-cell>
          <table:table-cell table:style-name="ce4"/>
          <table:table-cell table:style-name="ce8" office:value-type="string" calcext:value-type="string">
            <text:p>STM32_DFSDMSEL</text:p>
          </table:table-cell>
          <table:table-cell table:style-name="ce52" table:content-validation-name="val43" office:value-type="string" calcext:value-type="string">
            <text:p>STM32_DFSDMSEL_PCLK2</text:p>
          </table:table-cell>
          <table:table-cell table:style-name="ce112" table:content-validation-name="val67" table:formula="of:=INDEX([Internal.R3:.R4];MATCH([.G23];[Internal.Q3:.Q4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47" table:number-columns-repeated="2"/>
          <table:table-cell table:style-name="ce4"/>
          <table:table-cell table:style-name="ce8" office:value-type="string" calcext:value-type="string">
            <text:p>STM32_ADFSDMSEL</text:p>
          </table:table-cell>
          <table:table-cell table:style-name="ce52" table:content-validation-name="val44" office:value-type="string" calcext:value-type="string">
            <text:p>STM32_ADFSDMSEL_SAI1CLK</text:p>
          </table:table-cell>
          <table:table-cell table:style-name="ce113" table:content-validation-name="val68" table:formula="of:=INDEX([Internal.R6:.R8];MATCH([.G24];[Internal.Q6:.Q8];0))" office:value-type="float" office:value="60000000" calcext:value-type="float">
            <text:p>6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5" office:value-type="string" calcext:value-type="string" table:number-columns-spanned="3" table:number-rows-spanned="1">
            <text:p>PLLSAI2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style-name="ce8" office:value-type="string" calcext:value-type="string">
            <text:p>STM32_SAI1SEL</text:p>
          </table:table-cell>
          <table:table-cell table:style-name="ce52" table:content-validation-name="val45" office:value-type="string" calcext:value-type="string">
            <text:p>STM32_SAI1SEL_PLLSAI1</text:p>
          </table:table-cell>
          <table:table-cell table:style-name="ce114" table:content-validation-name="val69" table:formula="of:=INDEX([Internal.R10:.R15];MATCH([.G25];[Internal.Q10:.Q15];0))" office:value-type="float" office:value="60000000" calcext:value-type="float">
            <text:p>6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2M_VALUE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30" table:content-validation-name="val18" table:formula="of:=[.D7]/[.C26]" office:value-type="float" office:value="4000000" calcext:value-type="float">
            <text:p>4,000,000 Hz</text:p>
          </table:table-cell>
          <table:table-cell table:style-name="ce4"/>
          <table:table-cell table:style-name="ce8" office:value-type="string" calcext:value-type="string">
            <text:p>STM32_SAI2SEL</text:p>
          </table:table-cell>
          <table:table-cell table:style-name="ce52" table:content-validation-name="val46" office:value-type="string" calcext:value-type="string">
            <text:p>STM32_SAI2SEL_PLLSAI1</text:p>
          </table:table-cell>
          <table:table-cell table:style-name="ce115" table:content-validation-name="val70" table:formula="of:=INDEX([Internal.R17:.R22];MATCH([.G26];[Internal.Q17:.Q22];0))" office:value-type="float" office:value="60000000" calcext:value-type="float">
            <text:p>6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2N_VALUE</text:p>
          </table:table-cell>
          <table:table-cell table:style-name="ce50" table:content-validation-name="val8" office:value-type="float" office:value="60" calcext:value-type="float">
            <text:p>60</text:p>
          </table:table-cell>
          <table:table-cell table:style-name="ce31" table:content-validation-name="val19" table:formula="of:=[.D26]*[.C27]" office:value-type="float" office:value="240000000" calcext:value-type="float">
            <text:p>240,000,000 Hz</text:p>
          </table:table-cell>
          <table:table-cell table:style-name="ce4"/>
          <table:table-cell table:style-name="ce8" office:value-type="string" calcext:value-type="string">
            <text:p>STM32_SDMMC</text:p>
          </table:table-cell>
          <table:table-cell table:style-name="ce52" table:content-validation-name="val47" office:value-type="string" calcext:value-type="string">
            <text:p>STM32_SDMMCSEL_48CLK</text:p>
          </table:table-cell>
          <table:table-cell table:style-name="ce116" table:content-validation-name="val71" table:formula="of:=INDEX([Internal.R24:.R25];MATCH([.G27];[Internal.Q24:.Q25];0))" office:value-type="float" office:value="48000000" calcext:value-type="float">
            <text:p>48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2P_VALUE</text:p>
          </table:table-cell>
          <table:table-cell table:style-name="ce50" table:content-validation-name="val9" office:value-type="float" office:value="7" calcext:value-type="float">
            <text:p>7</text:p>
          </table:table-cell>
          <table:table-cell table:style-name="ce21"/>
          <table:table-cell table:style-name="ce4"/>
          <table:table-cell table:style-name="ce8" office:value-type="string" calcext:value-type="string">
            <text:p>STM32_OSPISEL</text:p>
          </table:table-cell>
          <table:table-cell table:style-name="ce52" table:content-validation-name="val48" office:value-type="string" calcext:value-type="string">
            <text:p>STM32_OSPISEL_SYSCLK</text:p>
          </table:table-cell>
          <table:table-cell table:style-name="ce117" table:content-validation-name="val72" table:formula="of:=INDEX([Internal.R27:.R29];MATCH([.G28];[Internal.Q27:.Q29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1PDIV_VALUE</text:p>
          </table:table-cell>
          <table:table-cell table:style-name="ce50" table:content-validation-name="val10" office:value-type="float" office:value="4" calcext:value-type="float">
            <text:p>4</text:p>
          </table:table-cell>
          <table:table-cell table:style-name="ce32" table:content-validation-name="val20" table:formula="of:=IF([.C29]=0;[.D27]/[.C28];[.D27]/[.C29])" office:value-type="float" office:value="60000000" calcext:value-type="float">
            <text:p>60,000,000 Hz</text:p>
          </table:table-cell>
          <table:table-cell table:style-name="ce4"/>
          <table:table-cell table:style-name="ce6" office:value-type="string" calcext:value-type="string">
            <text:p>STM32_RTCSEL</text:p>
          </table:table-cell>
          <table:table-cell table:style-name="ce48" table:content-validation-name="val49" office:value-type="string" calcext:value-type="string">
            <text:p>STM32_RTCSEL_LSE</text:p>
          </table:table-cell>
          <table:table-cell table:style-name="ce118" table:content-validation-name="val73" table:formula="of:=INDEX([Internal.R31:.R34];MATCH([.G29];[Internal.Q31:.Q34];0))" office:value-type="float" office:value="32768" calcext:value-type="float">
            <text:p>32,768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2Q_VALUE</text:p>
          </table:table-cell>
          <table:table-cell table:style-name="ce50" table:content-validation-name="val11" office:value-type="float" office:value="4" calcext:value-type="float">
            <text:p>4</text:p>
          </table:table-cell>
          <table:table-cell table:style-name="ce33" table:content-validation-name="val21" table:formula="of:=[.D27]/[.C30]" office:value-type="float" office:value="60000000" calcext:value-type="float">
            <text:p>60,000,000 Hz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9" office:value-type="string" calcext:value-type="string">
            <text:p>STM32_PLLSAI2R_VALUE</text:p>
          </table:table-cell>
          <table:table-cell table:style-name="ce11" table:content-validation-name="val12" office:value-type="float" office:value="2" calcext:value-type="float">
            <text:p>2</text:p>
          </table:table-cell>
          <table:table-cell table:style-name="ce34" table:content-validation-name="val22" table:formula="of:=[.D27]/[.C31]" office:value-type="float" office:value="120000000" calcext:value-type="float">
            <text:p>120,000,000 Hz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47" table:number-columns-repeated="2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MCO/LSCO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MCOSEL</text:p>
          </table:table-cell>
          <table:table-cell table:style-name="ce52" table:content-validation-name="val13" office:value-type="string" calcext:value-type="string">
            <text:p>STM32_MCOSEL_SYSCLK</text:p>
          </table:table-cell>
          <table:table-cell table:style-name="ce74" table:content-validation-name="val23" table:formula="of:=INDEX([Internal.F16:.F24];MATCH([.C34];[Internal.E16:.E24];0))" office:value-type="float" office:value="120000000" calcext:value-type="float">
            <text:p>120,000,000 Hz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MCOPRE</text:p>
          </table:table-cell>
          <table:table-cell table:style-name="ce52" table:content-validation-name="val14" office:value-type="string" calcext:value-type="string">
            <text:p>STM32_MCOPRE_DIV4</text:p>
          </table:table-cell>
          <table:table-cell table:style-name="ce75" table:content-validation-name="val24" table:formula="of:=INDEX([Internal.F26:.F30];MATCH([.C35];[Internal.E26:.E30];0))" office:value-type="float" office:value="30000000" calcext:value-type="float">
            <text:p>30,000,000 Hz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6" office:value-type="string" calcext:value-type="string">
            <text:p>STM32_LSCOSEL</text:p>
          </table:table-cell>
          <table:table-cell table:style-name="ce48" table:content-validation-name="val15" office:value-type="string" calcext:value-type="string">
            <text:p>STM32_LSCOSEL_LSI</text:p>
          </table:table-cell>
          <table:table-cell table:style-name="ce76" table:content-validation-name="val25" table:formula="of:=INDEX([Internal.F32:.F34];MATCH([.C36];[Internal.E32:.E34];0))" office:value-type="float" office:value="32000" calcext:value-type="float">
            <text:p>32,000 Hz</text:p>
          </table:table-cell>
          <table:table-cell table:style-name="ce4" table:number-columns-repeated="5"/>
          <table:table-cell table:number-columns-repeated="1014"/>
        </table:table-row>
        <table:table-row table:style-name="ro1" table:number-rows-repeated="2">
          <table:table-cell table:style-name="ce4" table:number-columns-repeated="9"/>
          <table:table-cell table:number-columns-repeated="1014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Clock Settings'.D11:'Clock Settings'.D11">
            <calcext:condition calcext:apply-style-name="Error" calcext:value="not-between(64000000,344000000)" calcext:base-cell-address="'Clock Settings'.D11"/>
          </calcext:conditional-format>
          <calcext:conditional-format calcext:target-range-address="'Clock Settings'.D10:'Clock Settings'.D10">
            <calcext:condition calcext:apply-style-name="Error" calcext:value="not-between(2660000,16000000)" calcext:base-cell-address="'Clock Settings'.D10"/>
          </calcext:conditional-format>
          <calcext:conditional-format calcext:target-range-address="'Clock Settings'.D13:'Clock Settings'.D13">
            <calcext:condition calcext:apply-style-name="Error" calcext:value="not-between(2064500,120000000)" calcext:base-cell-address="'Clock Settings'.D13"/>
          </calcext:conditional-format>
          <calcext:conditional-format calcext:target-range-address="'Clock Settings'.D14:'Clock Settings'.D14">
            <calcext:condition calcext:apply-style-name="Error" calcext:value="not-between(8000000,120000000)" calcext:base-cell-address="'Clock Settings'.D14"/>
          </calcext:conditional-format>
          <calcext:conditional-format calcext:target-range-address="'Clock Settings'.D15:'Clock Settings'.D15">
            <calcext:condition calcext:apply-style-name="Error" calcext:value="not-between(8000000,120000000)" calcext:base-cell-address="'Clock Settings'.D15"/>
          </calcext:conditional-format>
          <calcext:conditional-format calcext:target-range-address="'Clock Settings'.D19:'Clock Settings'.D19">
            <calcext:condition calcext:apply-style-name="Error" calcext:value="not-between(64000000,344000000)" calcext:base-cell-address="'Clock Settings'.D19"/>
          </calcext:conditional-format>
          <calcext:conditional-format calcext:target-range-address="'Clock Settings'.D18:'Clock Settings'.D18">
            <calcext:condition calcext:apply-style-name="Error" calcext:value="not-between(2660000,16000000)" calcext:base-cell-address="'Clock Settings'.D18"/>
          </calcext:conditional-format>
          <calcext:conditional-format calcext:target-range-address="'Clock Settings'.D21:'Clock Settings'.D21">
            <calcext:condition calcext:apply-style-name="Error" calcext:value="not-between(2064500,120000000)" calcext:base-cell-address="'Clock Settings'.D21"/>
          </calcext:conditional-format>
          <calcext:conditional-format calcext:target-range-address="'Clock Settings'.D22:'Clock Settings'.D22">
            <calcext:condition calcext:apply-style-name="Error" calcext:value="not-between(8000000,120000000)" calcext:base-cell-address="'Clock Settings'.D22"/>
          </calcext:conditional-format>
          <calcext:conditional-format calcext:target-range-address="'Clock Settings'.D23:'Clock Settings'.D23">
            <calcext:condition calcext:apply-style-name="Error" calcext:value="not-between(8000000,120000000)" calcext:base-cell-address="'Clock Settings'.D23"/>
          </calcext:conditional-format>
          <calcext:conditional-format calcext:target-range-address="'Clock Settings'.D27:'Clock Settings'.D27">
            <calcext:condition calcext:apply-style-name="Error" calcext:value="not-between(64000000,344000000)" calcext:base-cell-address="'Clock Settings'.D27"/>
          </calcext:conditional-format>
          <calcext:conditional-format calcext:target-range-address="'Clock Settings'.D26:'Clock Settings'.D26">
            <calcext:condition calcext:apply-style-name="Error" calcext:value="not-between(2660000,16000000)" calcext:base-cell-address="'Clock Settings'.D26"/>
          </calcext:conditional-format>
          <calcext:conditional-format calcext:target-range-address="'Clock Settings'.D29:'Clock Settings'.D29">
            <calcext:condition calcext:apply-style-name="Error" calcext:value="not-between(2064500,120000000)" calcext:base-cell-address="'Clock Settings'.D29"/>
          </calcext:conditional-format>
          <calcext:conditional-format calcext:target-range-address="'Clock Settings'.D30:'Clock Settings'.D30">
            <calcext:condition calcext:apply-style-name="Error" calcext:value="not-between(8000000,120000000)" calcext:base-cell-address="'Clock Settings'.D30"/>
          </calcext:conditional-format>
          <calcext:conditional-format calcext:target-range-address="'Clock Settings'.D31:'Clock Settings'.D31">
            <calcext:condition calcext:apply-style-name="Error" calcext:value="not-between(8000000,120000000)" calcext:base-cell-address="'Clock Settings'.D31"/>
          </calcext:conditional-format>
          <calcext:conditional-format calcext:target-range-address="'Clock Settings'.H4:'Clock Settings'.H4 'Clock Settings'.D34:'Clock Settings'.D36 'Clock Settings'.H10:'Clock Settings'.H29">
            <calcext:condition calcext:apply-style-name="Error" calcext:value="not-between(0,120000000)" calcext:base-cell-address="'Clock Settings'.D4"/>
          </calcext:conditional-format>
          <calcext:conditional-format calcext:target-range-address="'Clock Settings'.H5:'Clock Settings'.H5">
            <calcext:condition calcext:apply-style-name="Error" calcext:value="not-between(0,120000000)" calcext:base-cell-address="'Clock Settings'.H5"/>
          </calcext:conditional-format>
          <calcext:conditional-format calcext:target-range-address="'Clock Settings'.H6:'Clock Settings'.H6">
            <calcext:condition calcext:apply-style-name="Error" calcext:value="not-between(0,120000000)" calcext:base-cell-address="'Clock Settings'.H6"/>
          </calcext:conditional-format>
          <calcext:conditional-format calcext:target-range-address="'Clock Settings'.H7:'Clock Settings'.H7">
            <calcext:condition calcext:apply-style-name="Error" calcext:value="not-between(0,120000000)" calcext:base-cell-address="'Clock Settings'.H7"/>
          </calcext:conditional-format>
          <calcext:conditional-format calcext:target-range-address="'Clock Settings'.H21:'Clock Settings'.H21">
            <calcext:condition calcext:apply-style-name="Error" calcext:value="not-between(48000000,48000000)" calcext:base-cell-address="'Clock Settings'.H21"/>
          </calcext:conditional-format>
          <calcext:conditional-format calcext:target-range-address="'Clock Settings'.H22:'Clock Settings'.H22">
            <calcext:condition calcext:apply-style-name="Error" calcext:value="not-between(0,80000000)" calcext:base-cell-address="'Clock Settings'.H22"/>
          </calcext:conditional-format>
        </calcext:conditional-formats>
      </table:table>
      <table:table table:name="Internal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1"/>
        <table:table-column table:style-name="co7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9" table:default-cell-style-name="Default"/>
        <table:table-column table:style-name="co10" table:default-cell-style-name="ce1"/>
        <table:table-column table:style-name="co12" table:default-cell-style-name="Default"/>
        <table:table-column table:style-name="co9" table:default-cell-style-name="Default"/>
        <table:table-column table:style-name="co10" table:default-cell-style-name="ce1"/>
        <table:table-column table:style-name="co13" table:default-cell-style-name="Default"/>
        <table:table-column table:style-name="co9" table:default-cell-style-name="Default"/>
        <table:table-column table:style-name="co10" table:default-cell-style-name="ce1"/>
        <table:table-column table:style-name="co1" table:number-columns-repeated="1006" table:default-cell-style-name="Default"/>
        <table:table-row table:style-name="ro1">
          <table:table-cell table:style-name="ce39"/>
          <table:table-cell table:style-name="ce39" office:value-type="string" calcext:value-type="string">
            <text:p>Internal Oscillator</text:p>
          </table:table-cell>
          <table:table-cell table:style-name="ce39" office:value-type="string" calcext:value-type="string">
            <text:p>Frequency</text:p>
          </table:table-cell>
          <table:table-cell table:style-name="ce39"/>
          <table:table-cell table:style-name="ce39" office:value-type="string" calcext:value-type="string">
            <text:p>MSI lookup table</text:p>
          </table:table-cell>
          <table:table-cell table:style-name="ce39" table:number-columns-repeated="2"/>
          <table:table-cell table:style-name="ce39" office:value-type="string" calcext:value-type="string">
            <text:p>PLL input lookup table</text:p>
          </table:table-cell>
          <table:table-cell table:style-name="ce39" office:value-type="string" calcext:value-type="string">
            <text:p>Frequency</text:p>
          </table:table-cell>
          <table:table-cell table:style-name="ce39"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SI16CLK</text:p>
          </table:table-cell>
          <table:table-cell table:style-name="ce1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MSIRANGE_100K</text:p>
          </table:table-cell>
          <table:table-cell office:value-type="float" office:value="100000" calcext:value-type="float">
            <text:p>100,000 Hz</text:p>
          </table:table-cell>
          <table:table-cell table:style-name="ce1"/>
          <table:table-cell office:value-type="string" calcext:value-type="string">
            <text:p>STM32_PLLSRC_NOCLOCK</text:p>
          </table:table-cell>
          <table:table-cell office:value-type="float" office:value="0" calcext:value-type="float">
            <text:p><text:s/>Hz</text:p>
          </table:table-cell>
          <table:table-cell/>
          <table:table-cell office:value-type="string" calcext:value-type="string">
            <text:p>STM32_USART1SEL_PCLK2</text:p>
          </table:table-cell>
          <table:table-cell table:formula="of:=[$'Clock Settings'.H7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1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DFSDMSEL_PCLK2</text:p>
          </table:table-cell>
          <table:table-cell table:formula="of:=[$'Clock Settings'.H7]" office:value-type="float" office:value="120000000" calcext:value-type="float">
            <text:p>120,000,000 Hz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SI48CLK</text:p>
          </table:table-cell>
          <table:table-cell table:style-name="ce1" office:value-type="float" office:value="48000000" calcext:value-type="float">
            <text:p>48,000,000 Hz</text:p>
          </table:table-cell>
          <table:table-cell/>
          <table:table-cell office:value-type="string" calcext:value-type="string">
            <text:p>STM32_MSIRANGE_200K</text:p>
          </table:table-cell>
          <table:table-cell office:value-type="float" office:value="200000" calcext:value-type="float">
            <text:p>200,000 Hz</text:p>
          </table:table-cell>
          <table:table-cell table:style-name="ce1"/>
          <table:table-cell office:value-type="string" calcext:value-type="string">
            <text:p>STM32_PLLSRC_MSI</text:p>
          </table:table-cell>
          <table:table-cell table:formula="of:=['Clock Settings'.D4]" office:value-type="float" office:value="4000000" calcext:value-type="float">
            <text:p>4,000,000 Hz</text:p>
          </table:table-cell>
          <table:table-cell/>
          <table:table-cell office:value-type="string" calcext:value-type="string">
            <text:p>STM32_USART1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1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DFSDM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SICLK</text:p>
          </table:table-cell>
          <table:table-cell table:style-name="ce1" office:value-type="float" office:value="32000" calcext:value-type="float">
            <text:p>32,000 Hz</text:p>
          </table:table-cell>
          <table:table-cell/>
          <table:table-cell office:value-type="string" calcext:value-type="string">
            <text:p>STM32_MSIRANGE_400K</text:p>
          </table:table-cell>
          <table:table-cell office:value-type="float" office:value="400000" calcext:value-type="float">
            <text:p>400,000 Hz</text:p>
          </table:table-cell>
          <table:table-cell table:style-name="ce1"/>
          <table:table-cell office:value-type="string" calcext:value-type="string">
            <text:p>STM32_PLLSRC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USART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I2C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800K</text:p>
          </table:table-cell>
          <table:table-cell office:value-type="float" office:value="800000" calcext:value-type="float">
            <text:p>800,000 Hz</text:p>
          </table:table-cell>
          <table:table-cell table:style-name="ce1"/>
          <table:table-cell office:value-type="string" calcext:value-type="string">
            <text:p>STM32_PLLSRC_HSE</text:p>
          </table:table-cell>
          <table:table-cell table:formula="of:=[Board.C5]" office:value-type="float" office:value="8000000" calcext:value-type="float">
            <text:p>8,000,000 Hz</text:p>
          </table:table-cell>
          <table:table-cell/>
          <table:table-cell office:value-type="string" calcext:value-type="string">
            <text:p>STM32_USART1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ADFSDMSEL_SAI1CLK</text:p>
          </table:table-cell>
          <table:table-cell table:formula="of:=[$'Clock Settings'.H25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1M</text:p>
          </table:table-cell>
          <table:table-cell office:value-type="float" office:value="1000000" calcext:value-type="float">
            <text:p>1,000,000 Hz</text:p>
          </table:table-cell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I2C2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ADFSDM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2M</text:p>
          </table:table-cell>
          <table:table-cell office:value-type="float" office:value="2000000" calcext:value-type="float">
            <text:p>2,000,000 Hz</text:p>
          </table:table-cell>
          <table:table-cell table:style-name="ce1"/>
          <table:table-cell office:value-type="string" calcext:value-type="string">
            <text:p>STM32_SW_MSI</text:p>
          </table:table-cell>
          <table:table-cell table:formula="of:=['Clock Settings'.D4]" office:value-type="float" office:value="4000000" calcext:value-type="float">
            <text:p>4,000,000 Hz</text:p>
          </table:table-cell>
          <table:table-cell/>
          <table:table-cell office:value-type="string" calcext:value-type="string">
            <text:p>STM32_USART2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2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ADFSDMSEL_MSI</text:p>
          </table:table-cell>
          <table:table-cell table:formula="of:=[$'Clock Settings'.D4]" office:value-type="float" office:value="4000000" calcext:value-type="float">
            <text:p>4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4M</text:p>
          </table:table-cell>
          <table:table-cell office:value-type="float" office:value="4000000" calcext:value-type="float">
            <text:p>4,000,000 Hz</text:p>
          </table:table-cell>
          <table:table-cell table:style-name="ce1"/>
          <table:table-cell office:value-type="string" calcext:value-type="string">
            <text:p>STM32_SW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USART2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2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8M</text:p>
          </table:table-cell>
          <table:table-cell office:value-type="float" office:value="8000000" calcext:value-type="float">
            <text:p>8,000,000 Hz</text:p>
          </table:table-cell>
          <table:table-cell table:style-name="ce1"/>
          <table:table-cell office:value-type="string" calcext:value-type="string">
            <text:p>STM32_SW_HSE</text:p>
          </table:table-cell>
          <table:table-cell table:formula="of:=[Board.C5]" office:value-type="float" office:value="8000000" calcext:value-type="float">
            <text:p>8,000,000 Hz</text:p>
          </table:table-cell>
          <table:table-cell/>
          <table:table-cell office:value-type="string" calcext:value-type="string">
            <text:p>STM32_USART2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SAI1SEL_PLLSAI1</text:p>
          </table:table-cell>
          <table:table-cell table:formula="of:=[$'Clock Settings'.D21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16M</text:p>
          </table:table-cell>
          <table:table-cell office:value-type="float" office:value="16000000" calcext:value-type="float">
            <text:p>16,000,000 Hz</text:p>
          </table:table-cell>
          <table:table-cell table:style-name="ce1"/>
          <table:table-cell office:value-type="string" calcext:value-type="string">
            <text:p>STM32_SW_PLL</text:p>
          </table:table-cell>
          <table:table-cell table:formula="of:=['Clock Settings'.D15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USART2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I2C3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SAI1SEL_PLLSAI2</text:p>
          </table:table-cell>
          <table:table-cell table:formula="of:=[$'Clock Settings'.D29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24M</text:p>
          </table:table-cell>
          <table:table-cell office:value-type="float" office:value="24000000" calcext:value-type="float">
            <text:p>24,000,000 Hz</text:p>
          </table:table-cell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I2C3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SAI1SEL_PLL</text:p>
          </table:table-cell>
          <table:table-cell table:formula="of:=[$'Clock Settings'.D13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32M</text:p>
          </table:table-cell>
          <table:table-cell office:value-type="float" office:value="32000000" calcext:value-type="float">
            <text:p>32,000,000 Hz</text:p>
          </table:table-cell>
          <table:table-cell table:style-name="ce1"/>
          <table:table-cell office:value-type="string" calcext:value-type="string">
            <text:p>STM32_HPRE_DIV1</text:p>
          </table:table-cell>
          <table:table-cell table:formula="of:=['Clock Settings'.H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USART3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3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SAI1SEL_EXTCLK</text:p>
          </table:table-cell>
          <table:table-cell table:style-name="ce121" office:value-type="float" office:value="0" calcext:value-type="float">
            <text:p><text:s/>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SIRANGE_48M</text:p>
          </table:table-cell>
          <table:table-cell office:value-type="float" office:value="48000000" calcext:value-type="float">
            <text:p>48,000,000 Hz</text:p>
          </table:table-cell>
          <table:table-cell table:style-name="ce1"/>
          <table:table-cell office:value-type="string" calcext:value-type="string">
            <text:p>STM32_HPRE_DIV2</text:p>
          </table:table-cell>
          <table:table-cell table:formula="of:=['Clock Settings'.H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USART3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SAI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STM32_HPRE_DIV4</text:p>
          </table:table-cell>
          <table:table-cell table:formula="of:=['Clock Settings'.H4]/4" office:value-type="float" office:value="30000000" calcext:value-type="float">
            <text:p>30,000,000 Hz</text:p>
          </table:table-cell>
          <table:table-cell/>
          <table:table-cell office:value-type="string" calcext:value-type="string">
            <text:p>STM32_USART3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LPTIM1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SAI1SEL_OFF</text:p>
          </table:table-cell>
          <table:table-cell office:value-type="float" office:value="0" calcext:value-type="float">
            <text:p><text:s/>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NOCLOCK</text:p>
          </table:table-cell>
          <table:table-cell office:value-type="float" office:value="0" calcext:value-type="float">
            <text:p><text:s/>Hz</text:p>
          </table:table-cell>
          <table:table-cell/>
          <table:table-cell office:value-type="string" calcext:value-type="string">
            <text:p>STM32_HPRE_DIV8</text:p>
          </table:table-cell>
          <table:table-cell table:formula="of:=['Clock Settings'.H4]/8" office:value-type="float" office:value="15000000" calcext:value-type="float">
            <text:p>15,000,000 Hz</text:p>
          </table:table-cell>
          <table:table-cell/>
          <table:table-cell office:value-type="string" calcext:value-type="string">
            <text:p>STM32_USART3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LPTIM1SEL_LSI</text:p>
          </table:table-cell>
          <table:table-cell table:formula="of:=[.C5]" office:value-type="float" office:value="32000" calcext:value-type="float">
            <text:p>32,000 Hz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HPRE_DIV16</text:p>
          </table:table-cell>
          <table:table-cell table:formula="of:=['Clock Settings'.H4]/16" office:value-type="float" office:value="7500000" calcext:value-type="float">
            <text:p>7,5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LPTIM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SAI2SEL_PLLSAI1</text:p>
          </table:table-cell>
          <table:table-cell table:formula="of:=[$'Clock Settings'.D21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MSI</text:p>
          </table:table-cell>
          <table:table-cell table:formula="of:=[$'Clock Settings'.D4]" office:value-type="float" office:value="4000000" calcext:value-type="float">
            <text:p>4,000,000 Hz</text:p>
          </table:table-cell>
          <table:table-cell/>
          <table:table-cell office:value-type="string" calcext:value-type="string">
            <text:p>STM32_HPRE_DIV64</text:p>
          </table:table-cell>
          <table:table-cell table:formula="of:=['Clock Settings'.H4]/64" office:value-type="float" office:value="1875000" calcext:value-type="float">
            <text:p>1,875,000 Hz</text:p>
          </table:table-cell>
          <table:table-cell/>
          <table:table-cell office:value-type="string" calcext:value-type="string">
            <text:p>STM32_UART4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LPTIM1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SAI2SEL_PLLSAI2</text:p>
          </table:table-cell>
          <table:table-cell table:formula="of:=[$'Clock Settings'.D29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HPRE_DIV128</text:p>
          </table:table-cell>
          <table:table-cell table:formula="of:=['Clock Settings'.H4]/128" office:value-type="float" office:value="937500" calcext:value-type="float">
            <text:p>937,500 Hz</text:p>
          </table:table-cell>
          <table:table-cell/>
          <table:table-cell office:value-type="string" calcext:value-type="string">
            <text:p>STM32_UART4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SAI2SEL_PLL</text:p>
          </table:table-cell>
          <table:table-cell table:formula="of:=[$'Clock Settings'.D13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HSE</text:p>
          </table:table-cell>
          <table:table-cell table:formula="of:=[$Board.C5]" office:value-type="float" office:value="8000000" calcext:value-type="float">
            <text:p>8,000,000 Hz</text:p>
          </table:table-cell>
          <table:table-cell/>
          <table:table-cell office:value-type="string" calcext:value-type="string">
            <text:p>STM32_HPRE_DIV256</text:p>
          </table:table-cell>
          <table:table-cell table:formula="of:=['Clock Settings'.H4]/256" office:value-type="float" office:value="468750" calcext:value-type="float">
            <text:p>468,750 Hz</text:p>
          </table:table-cell>
          <table:table-cell/>
          <table:table-cell office:value-type="string" calcext:value-type="string">
            <text:p>STM32_UART4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LPTIM2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SAI2SEL_EXTCLK</text:p>
          </table:table-cell>
          <table:table-cell table:style-name="ce121" office:value-type="float" office:value="0" calcext:value-type="float">
            <text:p><text:s/>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PLL</text:p>
          </table:table-cell>
          <table:table-cell table:formula="of:=[$'Clock Settings'.D15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HPRE_DIV512</text:p>
          </table:table-cell>
          <table:table-cell table:formula="of:=['Clock Settings'.H4]/512" office:value-type="float" office:value="234375" calcext:value-type="float">
            <text:p>234,375 Hz</text:p>
          </table:table-cell>
          <table:table-cell/>
          <table:table-cell office:value-type="string" calcext:value-type="string">
            <text:p>STM32_UART4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LPTIM2SEL_LSI</text:p>
          </table:table-cell>
          <table:table-cell table:formula="of:=[.C5]" office:value-type="float" office:value="32000" calcext:value-type="float">
            <text:p>32,000 Hz</text:p>
          </table:table-cell>
          <table:table-cell/>
          <table:table-cell office:value-type="string" calcext:value-type="string">
            <text:p>STM32_SAI2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LSI</text:p>
          </table:table-cell>
          <table:table-cell table:formula="of:=[.C5]" office:value-type="float" office:value="32000" calcext:value-type="float">
            <text:p>32,000 H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LPTIM2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SAI2SEL_OFF</text:p>
          </table:table-cell>
          <table:table-cell office:value-type="float" office:value="0" calcext:value-type="float">
            <text:p><text:s/>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PPRE1_DIV1</text:p>
          </table:table-cell>
          <table:table-cell table:formula="of:=['Clock Settings'.H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UART5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LPTIM2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SEL_HSI48</text:p>
          </table:table-cell>
          <table:table-cell table:formula="of:=[.C4]" office:value-type="float" office:value="48000000" calcext:value-type="float">
            <text:p>48,000,000 Hz</text:p>
          </table:table-cell>
          <table:table-cell/>
          <table:table-cell office:value-type="string" calcext:value-type="string">
            <text:p>STM32_PPRE1_DIV2</text:p>
          </table:table-cell>
          <table:table-cell table:formula="of:=['Clock Settings'.H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UART5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SDMMCSEL_48CLK</text:p>
          </table:table-cell>
          <table:table-cell table:formula="of:=[.C4]" office:value-type="float" office:value="48000000" calcext:value-type="float">
            <text:p>48,000,000 Hz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STM32_PPRE1_DIV4</text:p>
          </table:table-cell>
          <table:table-cell table:formula="of:=['Clock Settings'.H4]/4" office:value-type="float" office:value="30000000" calcext:value-type="float">
            <text:p>30,000,000 Hz</text:p>
          </table:table-cell>
          <table:table-cell/>
          <table:table-cell office:value-type="string" calcext:value-type="string">
            <text:p>STM32_UART5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CLK48SEL_HSI48</text:p>
          </table:table-cell>
          <table:table-cell table:formula="of:=[.C4]" office:value-type="float" office:value="48000000" calcext:value-type="float">
            <text:p>48,000,000 Hz</text:p>
          </table:table-cell>
          <table:table-cell/>
          <table:table-cell office:value-type="string" calcext:value-type="string">
            <text:p>STM32_SDMMCSEL_PLLSAI3CLK</text:p>
          </table:table-cell>
          <table:table-cell table:formula="of:=[$'Clock Settings'.D13]" office:value-type="float" office:value="60000000" calcext:value-type="float">
            <text:p>6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PRE_DIV1</text:p>
          </table:table-cell>
          <table:table-cell table:formula="of:=[$'Clock Settings'.D3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PPRE1_DIV8</text:p>
          </table:table-cell>
          <table:table-cell table:formula="of:=['Clock Settings'.H4]/8" office:value-type="float" office:value="15000000" calcext:value-type="float">
            <text:p>15,000,000 Hz</text:p>
          </table:table-cell>
          <table:table-cell/>
          <table:table-cell office:value-type="string" calcext:value-type="string">
            <text:p>STM32_UART5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CLK48SEL_PLLSAI1</text:p>
          </table:table-cell>
          <table:table-cell table:formula="of:=[$'Clock Settings'.D22]" office:value-type="float" office:value="60000000" calcext:value-type="float">
            <text:p>60,000,000 Hz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PRE_DIV2</text:p>
          </table:table-cell>
          <table:table-cell table:formula="of:=[$'Clock Settings'.D3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PPRE1_DIV16</text:p>
          </table:table-cell>
          <table:table-cell table:formula="of:=['Clock Settings'.H4]/16" office:value-type="float" office:value="7500000" calcext:value-type="float">
            <text:p>7,5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CLK48SEL_PLL</text:p>
          </table:table-cell>
          <table:table-cell table:formula="of:=[$'Clock Settings'.D14]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OSPI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PRE_DIV4</text:p>
          </table:table-cell>
          <table:table-cell table:formula="of:=[$'Clock Settings'.D34]/4" office:value-type="float" office:value="30000000" calcext:value-type="float">
            <text:p>30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LPUART1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CLK48SEL_MSI</text:p>
          </table:table-cell>
          <table:table-cell table:formula="of:=[$'Clock Settings'.D4]" office:value-type="float" office:value="4000000" calcext:value-type="float">
            <text:p>4,000,000 Hz</text:p>
          </table:table-cell>
          <table:table-cell/>
          <table:table-cell office:value-type="string" calcext:value-type="string">
            <text:p>STM32_OSPISEL_MSI</text:p>
          </table:table-cell>
          <table:table-cell table:formula="of:=[$'Clock Settings'.D4]" office:value-type="float" office:value="4000000" calcext:value-type="float">
            <text:p>4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PRE_DIV8</text:p>
          </table:table-cell>
          <table:table-cell table:formula="of:=[$'Clock Settings'.D34]/8" office:value-type="float" office:value="15000000" calcext:value-type="float">
            <text:p>15,000,000 Hz</text:p>
          </table:table-cell>
          <table:table-cell/>
          <table:table-cell office:value-type="string" calcext:value-type="string">
            <text:p>STM32_PPRE2_DIV1</text:p>
          </table:table-cell>
          <table:table-cell table:formula="of:=['Clock Settings'.H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LPUART1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OSPISEL_48CLK</text:p>
          </table:table-cell>
          <table:table-cell table:formula="of:=[$'Clock Settings'.H21]" office:value-type="float" office:value="48000000" calcext:value-type="float">
            <text:p>48,000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MCOPRE_DIV16</text:p>
          </table:table-cell>
          <table:table-cell table:formula="of:=[$'Clock Settings'.D34]/16" office:value-type="float" office:value="7500000" calcext:value-type="float">
            <text:p>7,500,000 Hz</text:p>
          </table:table-cell>
          <table:table-cell/>
          <table:table-cell office:value-type="string" calcext:value-type="string">
            <text:p>STM32_PPRE2_DIV2</text:p>
          </table:table-cell>
          <table:table-cell table:formula="of:=['Clock Settings'.H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LPUART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ADCSEL_NOCLK</text:p>
          </table:table-cell>
          <table:table-cell office:value-type="float" office:value="0" calcext:value-type="float">
            <text:p><text:s/>Hz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STM32_PPRE2_DIV4</text:p>
          </table:table-cell>
          <table:table-cell table:formula="of:=['Clock Settings'.H4]/4" office:value-type="float" office:value="30000000" calcext:value-type="float">
            <text:p>30,000,000 Hz</text:p>
          </table:table-cell>
          <table:table-cell/>
          <table:table-cell office:value-type="string" calcext:value-type="string">
            <text:p>STM32_LPUART1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ADCSEL_PLLSAI1</text:p>
          </table:table-cell>
          <table:table-cell table:formula="of:=[$'Clock Settings'.D23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RTCSEL_NOCLOCK</text:p>
          </table:table-cell>
          <table:table-cell office:value-type="float" office:value="0" calcext:value-type="float">
            <text:p><text:s/>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LSCOSEL_NOCLOCK</text:p>
          </table:table-cell>
          <table:table-cell office:value-type="float" office:value="0" calcext:value-type="float">
            <text:p><text:s/>Hz</text:p>
          </table:table-cell>
          <table:table-cell/>
          <table:table-cell office:value-type="string" calcext:value-type="string">
            <text:p>STM32_PPRE2_DIV8</text:p>
          </table:table-cell>
          <table:table-cell table:formula="of:=['Clock Settings'.H4]/8" office:value-type="float" office:value="15000000" calcext:value-type="float">
            <text:p>15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ADC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RTC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LSCOSEL_LSI</text:p>
          </table:table-cell>
          <table:table-cell table:formula="of:=[.C5]" office:value-type="float" office:value="32000" calcext:value-type="float">
            <text:p>32,000 Hz</text:p>
          </table:table-cell>
          <table:table-cell/>
          <table:table-cell office:value-type="string" calcext:value-type="string">
            <text:p>STM32_PPRE2_DIV16</text:p>
          </table:table-cell>
          <table:table-cell table:formula="of:=['Clock Settings'.H4]/16" office:value-type="float" office:value="7500000" calcext:value-type="float">
            <text:p>7,500,000 H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RTCSEL_LSI </text:p>
          </table:table-cell>
          <table:table-cell table:formula="of:=[.C5]" office:value-type="float" office:value="32000" calcext:value-type="float">
            <text:p>32,000 Hz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STM32_LSCO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RTCSEL_HSEDIV</text:p>
          </table:table-cell>
          <table:table-cell table:formula="of:=[$Board.C5]/32" office:value-type="float" office:value="250000" calcext:value-type="float">
            <text:p>250,000 Hz</text:p>
          </table:table-cell>
          <table:table-cell table:number-columns-repeated="1006"/>
        </table:table-row>
      </table:table>
      <table:named-expressions>
        <table:named-range table:name="HSECLK" table:base-cell-address="$Board.$C$5" table:cell-range-address="$Board.$C$5"/>
        <table:named-range table:name="HSE_BYPASS" table:base-cell-address="$Internal.$C$4" table:cell-range-address="$Board.$C$6"/>
        <table:named-range table:name="HSI16CLK" table:base-cell-address="$Internal.$C$2" table:cell-range-address="$Internal.$C$3"/>
        <table:named-range table:name="HSI48CLK" table:base-cell-address="$Internal.$C$3" table:cell-range-address="$Internal.$C$4"/>
        <table:named-range table:name="LSECLK" table:base-cell-address="$Board.$C$2" table:cell-range-address="$Board.$C$2"/>
        <table:named-range table:name="LSEDRV" table:base-cell-address="$Board.$C$3" table:cell-range-address="$Board.$C$3"/>
        <table:named-range table:name="LSE_BYPASS" table:base-cell-address="$Board.$C$4" table:cell-range-address="$Board.$C$4"/>
        <table:named-range table:name="LSICLK" table:base-cell-address="$Internal.$C$4" table:cell-range-address="$Internal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Consolas" svg:font-family="Consola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 number:grouping="true"/>
      <number:text> Hz</number:text>
    </number:number-style>
    <number:number-style style:name="N123">
      <number:number number:decimal-places="0" loext:min-decimal-places="0" number:min-integer-digits="1" number:display-factor="1000000"/>
      <number:text>Hz</number:text>
    </number:number-style>
    <number:number-style style:name="N124">
      <number:number number:decimal-places="0" loext:min-decimal-places="0" number:min-integer-digits="8" number:display-factor="1000000"/>
      <number:text>Hz</number:text>
    </number:number-style>
    <number:number-style style:name="N125">
      <number:number number:decimal-places="0" loext:min-decimal-places="0" number:min-integer-digits="0" number:display-factor="1000000"/>
      <number:text> Hz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 style:data-style-name="N122">
      <style:table-cell-properties fo:background-color="#ccffcc" style:text-align-source="fix" style:repeat-content="false" loext:vertical-justify="auto"/>
      <style:paragraph-properties fo:text-align="end" css3t:text-justify="auto" fo:margin-left="0pt"/>
      <style:text-properties fo:color="#ff3333"/>
    </style:style>
    <style:style style:name="Clock_20_Point" style:display-name="Clock Point" style:family="table-cell" style:parent-style-name="Default" style:data-style-name="N122">
      <style:table-cell-properties fo:background-color="#ccffcc" fo:border="non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5:49:39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8:10:39.267194718</meta:creation-date>
    <dc:date>2018-10-10T16:51:47.886000000</dc:date>
    <meta:editing-duration>PT7H31M6S</meta:editing-duration>
    <meta:editing-cycles>89</meta:editing-cycles>
    <meta:generator>LibreOffice/6.1.0.3$Windows_X86_64 LibreOffice_project/efb621ed25068d70781dc026f7e9c5187a4decd1</meta:generator>
    <meta:document-statistic meta:table-count="3" meta:cell-count="433" meta:object-count="0"/>
  </office:meta>
</office:document-meta>
</file>